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sans-serif" svg:font-family="sans-serif"/>
    <style:font-face style:name="DejaVu Sans Mono" svg:font-family="'DejaVu Sans Mono'" style:font-family-generic="modern"/>
    <style:font-face style:name="Lohit Hindi2" svg:font-family="'Lohit Hindi'" style:font-family-generic="modern"/>
    <style:font-face style:name="WenQuanYi Zen Hei Mono" svg:font-family="'WenQuanYi Zen Hei Mono'" style:font-family-generic="modern"/>
    <style:font-face style:name="Lohit Hindi3"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4.397cm" style:rel-column-width="2493*"/>
    </style:style>
    <style:style style:name="Table1.C" style:family="table-column">
      <style:table-column-properties style:column-width="3.63cm" style:rel-column-width="2058*"/>
    </style:style>
    <style:style style:name="Table1.D" style:family="table-column">
      <style:table-column-properties style:column-width="5.165cm" style:rel-column-width="292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style:font-size-asian="18pt" style:font-size-complex="18pt"/>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master-page-name="Standard">
      <style:paragraph-properties fo:margin-left="-1.085cm" fo:margin-right="0cm" fo:text-indent="0cm" style:auto-text-indent="false" style:page-number="auto"/>
      <style:text-properties fo:font-size="18pt" fo:font-weight="bold" style:font-size-asian="18pt" style:font-weight-asian="bold" style:font-size-complex="18pt" style:font-weight-complex="bold"/>
    </style:style>
    <style:style style:name="P4" style:family="paragraph" style:parent-style-name="Standard" style:list-style-name="WW8Num1">
      <style:paragraph-properties fo:margin-left="-0.979cm" fo:margin-right="-1.455cm" fo:text-indent="0cm" style:auto-text-indent="false"/>
      <style:text-properties fo:font-size="10pt" style:font-size-asian="10pt" style:font-size-complex="10pt"/>
    </style:style>
    <style:style style:name="P5" style:family="paragraph" style:parent-style-name="Standard" style:list-style-name="WW8Num1">
      <style:paragraph-properties fo:margin-left="-0.979cm" fo:margin-right="-1.455cm" fo:text-indent="0cm" style:auto-text-indent="false"/>
      <style:text-properties fo:font-size="10pt" style:font-name-asian="Liberation Serif1" style:font-size-asian="10pt" style:font-name-complex="Liberation Serif1" style:font-size-complex="10pt"/>
    </style:style>
    <style:style style:name="P6" style:family="paragraph" style:parent-style-name="Standard">
      <style:paragraph-properties fo:margin-left="0cm" fo:margin-right="-1.455cm" fo:text-indent="0cm" style:auto-text-indent="false"/>
      <style:text-properties fo:font-size="10pt" style:font-size-asian="10pt" style:font-size-complex="10pt"/>
    </style:style>
    <style:style style:name="P7" style:family="paragraph" style:parent-style-name="Standard">
      <style:paragraph-properties fo:margin-left="-0.995cm" fo:margin-right="0cm" fo:text-indent="0cm" style:auto-text-indent="false"/>
    </style:style>
    <style:style style:name="P8" style:family="paragraph" style:parent-style-name="Standard">
      <style:paragraph-properties fo:margin-left="-0.995cm" fo:margin-right="0cm" fo:text-indent="0cm" style:auto-text-indent="false"/>
      <style:text-properties fo:font-size="18pt" style:font-size-asian="18pt" style:font-size-complex="18pt"/>
    </style:style>
    <style:style style:name="P9" style:family="paragraph" style:parent-style-name="Standard">
      <style:paragraph-properties fo:margin-left="-0.995cm" fo:margin-right="0cm" fo:text-indent="0cm" style:auto-text-indent="false"/>
      <style:text-properties fo:font-size="18pt" fo:font-weight="bold" style:font-size-asian="18pt" style:font-weight-asian="bold" style:font-size-complex="18pt" style:font-weight-complex="bold"/>
    </style:style>
    <style:style style:name="P10" style:family="paragraph" style:parent-style-name="Standard">
      <style:paragraph-properties fo:margin-left="-0.995cm" fo:margin-right="0cm" fo:text-indent="0cm" style:auto-text-indent="false"/>
      <style:text-properties fo:font-size="12pt" style:font-size-asian="12pt" style:font-size-complex="12pt"/>
    </style:style>
    <style:style style:name="P11" style:family="paragraph" style:parent-style-name="Standard">
      <style:paragraph-properties fo:margin-left="-0.995cm" fo:margin-right="0cm" fo:text-indent="0cm" style:auto-text-indent="false"/>
      <style:text-properties fo:font-size="10pt" style:font-size-asian="10pt" style:font-size-complex="10pt"/>
    </style:style>
    <style:style style:name="P12" style:family="paragraph" style:parent-style-name="Standard">
      <style:paragraph-properties fo:margin-left="-0.995cm" fo:margin-right="0cm" fo:text-indent="0cm"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WW8Num2">
      <style:paragraph-properties fo:margin-left="-0.995cm" fo:margin-right="0cm" fo:text-indent="0cm" style:auto-text-indent="false"/>
      <style:text-properties fo:font-size="10pt" fo:font-weight="normal" style:font-size-asian="10pt" style:font-weight-asian="normal" style:font-size-complex="10pt" style:font-weight-complex="normal"/>
    </style:style>
    <style:style style:name="P14" style:family="paragraph" style:parent-style-name="Standard" style:list-style-name="WW8Num2">
      <style:paragraph-properties fo:margin-left="-0.995cm" fo:margin-right="0cm" fo:text-indent="0cm" style:auto-text-indent="false"/>
      <style:text-properties fo:font-size="10pt" fo:font-weight="normal" style:font-name-asian="Liberation Serif1" style:font-size-asian="10pt" style:font-weight-asian="normal" style:font-name-complex="Liberation Serif1" style:font-size-complex="10pt" style:font-weight-complex="normal"/>
    </style:style>
    <style:style style:name="P15" style:family="paragraph" style:parent-style-name="Standard">
      <style:paragraph-properties fo:margin-left="-0.995cm" fo:margin-right="0cm" fo:text-indent="0cm" style:auto-text-indent="false">
        <style:tab-stops>
          <style:tab-stop style:position="0cm"/>
        </style:tab-stops>
      </style:paragraph-properties>
      <style:text-properties fo:font-size="10pt" fo:font-weight="normal" style:font-size-asian="8.75pt" style:font-weight-asian="normal" style:font-size-complex="10pt" style:font-weight-complex="normal"/>
    </style:style>
    <style:style style:name="P16" style:family="paragraph" style:parent-style-name="Standard">
      <style:paragraph-properties fo:margin-left="-0.995cm" fo:margin-right="0cm" fo:text-indent="0cm" style:auto-text-indent="false">
        <style:tab-stops>
          <style:tab-stop style:position="0cm"/>
        </style:tab-stops>
      </style:paragraph-properties>
      <style:text-properties fo:font-size="10pt" fo:font-weight="normal" style:font-size-asian="8.75pt" style:font-weight-asian="normal" style:font-size-complex="10pt" style:font-weight-complex="normal"/>
    </style:style>
    <style:style style:name="P17" style:family="paragraph" style:parent-style-name="Standard">
      <style:paragraph-properties fo:margin-left="-0.995cm" fo:margin-right="0cm" fo:text-indent="0cm" style:auto-text-indent="false"/>
      <style:text-properties fo:font-size="10pt" fo:font-weight="bold" style:font-size-asian="10pt" style:font-weight-asian="bold" style:font-size-complex="10pt" style:font-weight-complex="bold"/>
    </style:style>
    <style:style style:name="P18" style:family="paragraph" style:parent-style-name="Standard">
      <style:paragraph-properties fo:margin-left="-0.995cm" fo:margin-right="0cm" fo:text-indent="0cm" style:auto-text-indent="false"/>
      <style:text-properties fo:font-size="10pt" fo:font-weight="bold" style:font-size-asian="8.75pt" style:font-weight-asian="bold" style:font-size-complex="10pt" style:font-weight-complex="bold"/>
    </style:style>
    <style:style style:name="P19" style:family="paragraph" style:parent-style-name="Standard">
      <style:paragraph-properties fo:margin-left="-0.995cm" fo:margin-right="0cm" fo:text-indent="0cm" style:auto-text-indent="false"/>
      <style:text-properties fo:font-size="10pt" style:font-size-asian="8.75pt" style:font-size-complex="10pt"/>
    </style:style>
    <style:style style:name="P20" style:family="paragraph" style:parent-style-name="Standard">
      <style:paragraph-properties fo:margin-left="-0.995cm" fo:margin-right="0cm" fo:text-indent="0cm" style:auto-text-indent="false"/>
      <style:text-properties style:font-name="Liberation Serif" fo:font-size="10pt" style:font-size-asian="8.75pt" style:font-size-complex="10pt"/>
    </style:style>
    <style:style style:name="P21" style:family="paragraph" style:parent-style-name="Standard">
      <style:paragraph-properties fo:margin-left="0cm" fo:margin-right="0cm" fo:text-indent="0cm" style:auto-text-indent="false"/>
      <style:text-properties fo:font-size="10pt" fo:font-weight="normal" style:font-size-asian="8.75pt" style:font-weight-asian="normal" style:font-size-complex="10pt" style:font-weight-complex="normal"/>
    </style:style>
    <style:style style:name="P22" style:family="paragraph" style:parent-style-name="Table_20_Contents">
      <style:text-properties fo:font-size="10pt" style:font-size-asian="10pt" style:font-size-complex="10pt"/>
    </style:style>
    <style:style style:name="P23" style:family="paragraph" style:parent-style-name="Header">
      <style:paragraph-properties fo:margin-left="-0.953cm" fo:margin-right="0cm" fo:text-indent="0cm" style:auto-text-indent="false"/>
    </style:style>
    <style:style style:name="T1" style:family="text">
      <style:text-properties style:font-name-asian="Liberation Serif1" style:font-name-complex="Liberation Serif1"/>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Liberation Serif" fo:font-size="10pt" fo:letter-spacing="normal" fo:font-style="italic" fo:font-weight="normal" style:font-size-asian="8.75pt" style:font-size-complex="10pt"/>
    </style:style>
    <style:style style:name="T6" style:family="text">
      <style:text-properties fo:font-variant="normal" fo:text-transform="none" fo:color="#000000" style:font-name="Liberation Serif" fo:font-size="9.75pt" fo:letter-spacing="normal" fo:font-style="normal" fo:font-weight="normal" style:font-size-asian="8.75pt" style:font-size-complex="10pt"/>
    </style:style>
    <style:style style:name="T7" style:family="text">
      <style:text-properties fo:font-variant="normal" fo:text-transform="none" fo:color="#000000" style:font-name="Liberation Serif" fo:font-size="9.75pt" fo:letter-spacing="normal" fo:font-style="italic" fo:font-weight="normal" style:font-size-asian="8.75pt" style:font-size-complex="10pt"/>
    </style:style>
    <style:style style:name="T8" style:family="text">
      <style:text-properties style:font-name="Liberation Serif" fo:font-size="10pt" style:font-size-asian="8.75pt" style:font-size-complex="10pt"/>
    </style:style>
    <style:style style:name="T9" style:family="text">
      <style:text-properties style:font-name="Liberation Serif" fo:font-size="10pt" fo:font-weight="bold" style:font-size-asian="8.75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Section 1 Implementation</text:p>
      <text:p text:style-name="P19"/>
      <text:p text:style-name="P20">All of these three implementations (kt-depth-first, kt-best-first-hquad, kt-best-first-h) use a 2D vector to mark and store the visited squares, so that a O(1) time complexity can be attained on each node created (determine which square to move to, recursion call etc.). Otherwise, if we use a list to store the Knight tour, without using a global variable, each time the recursion call will generate a new list with up to n^2 elements, and the time-complexity (the real running time) will be a mess given a large n and the nodes-limit sufficiently large. </text:p>
      <text:p text:style-name="P20"/>
      <text:p text:style-name="P20">With this implementation, we can safely set the nodes-limit to 1000000 and n = 200 without worrying the actual running time (even for kt-depth-first implementation, the actual running time is around 10s with n = 200 and nodes-limit 1000000).</text:p>
      <text:p text:style-name="P20"/>
      <text:p text:style-name="P7"><text:span text:style-name="T8">Also worth mentioning here is that the third implementation, kt-best-first-h, uses the </text:span><text:span text:style-name="T9">Warnsdorff's Rule </text:span><text:span text:style-name="T8">as the heuristic. Since it is <text:s/>simple and clear yet very efficient compared to other heuristic. I, myself, as a chess player for many years, I would also conduct a knight tour in this way intuitively, just as what the Warnsdorff's Rule states: “</text:span><text:span text:style-name="T6">We move the knight so that we always proceed to the square from which the knight will have the </text:span><text:span text:style-name="T7">fewest</text:span><text:span text:style-name="T5"> </text:span><text:span text:style-name="T6">onward moves.”</text:span></text:p>
      <text:p text:style-name="P19"/>
      <text:p text:style-name="P19">Below are the codes:</text:p>
      <text:p text:style-name="P19"/>
      <text:list xml:id="list135188809" text:style-name="WW8Num1">
        <text:list-item>
          <text:p text:style-name="P4">#lang racket </text:p>
        </text:list-item>
        <text:list-item>
          <text:p text:style-name="P4"/>
        </text:list-item>
        <text:list-item>
          <text:p text:style-name="P4"><text:span text:style-name="T1"><text:s text:c="2"/></text:span>(define (kt-depth-first init-position n nodes-limit)<text:tab/><text:tab/><text:tab/>;naive depth-first version </text:p>
        </text:list-item>
        <text:list-item>
          <text:p text:style-name="P4"><text:span text:style-name="T1"><text:s text:c="2"/></text:span>(define init-pos (cons (first init-position) (last init-position))) </text:p>
        </text:list-item>
        <text:list-item>
          <text:p text:style-name="P4"><text:span text:style-name="T1"><text:s text:c="2"/></text:span>(define board (make-array n)) <text:tab/><text:tab/><text:tab/><text:tab/><text:tab/><text:tab/>;this board serves as reference (check if a square is visited) and printing <text:s text:c="5"/></text:p>
        </text:list-item>
        <text:list-item>
          <text:p text:style-name="P4"><text:span text:style-name="T1"><text:s text:c="2"/></text:span>(define moves '((1 . 2) (-1 . 2) (1 . -2) (-1 . -2) (2 . 1) (-2 . 1) (2 . -1) (-2 . -1))) </text:p>
        </text:list-item>
        <text:list-item>
          <text:p text:style-name="P4"><text:span text:style-name="T1"><text:s text:c="2"/></text:span>(define nodes-created (make-parameter 0))<text:tab/><text:tab/><text:tab/><text:tab/>;a counter for nodes-created, used to compare with nodes-limit </text:p>
        </text:list-item>
        <text:list-item>
          <text:p text:style-name="P4"><text:span text:style-name="T1"><text:s text:c="2"/></text:span>(define num-of-steps 1)<text:tab/><text:tab/><text:tab/><text:tab/><text:tab/><text:tab/><text:tab/><text:tab/>;indicates the step number, to mark on board </text:p>
        </text:list-item>
        <text:list-item>
          <text:p text:style-name="P4"><text:span text:style-name="T1"><text:s text:c="2"/></text:span>(write-chessboard (kt-depth-first-rec init-pos n nodes-limit board nodes-created num-of-steps moves) </text:p>
        </text:list-item>
        <text:list-item>
          <text:p text:style-name="P4"><text:span text:style-name="T1"><text:s text:c="19"/></text:span>n board nodes-created)) </text:p>
        </text:list-item>
        <text:list-item>
          <text:p text:style-name="P4"/>
        </text:list-item>
        <text:list-item>
          <text:p text:style-name="P4">(define (kt-depth-first-rec current-pos n nodes-limit board nodes-created num-of-steps moves) </text:p>
        </text:list-item>
        <text:list-item>
          <text:p text:style-name="P4"><text:span text:style-name="T1"><text:s text:c="2"/></text:span>(define message #f) <text:s text:c="46"/><text:tab/><text:tab/> <text:s/><text:tab/>;used to pass the return value </text:p>
        </text:list-item>
        <text:list-item>
          <text:p text:style-name="P4"><text:span text:style-name="T1"><text:s text:c="2"/></text:span>(vector-set! (vector-ref board (car current-pos)) (cdr current-pos) num-of-steps) </text:p>
        </text:list-item>
        <text:list-item>
          <text:p text:style-name="P4"><text:span text:style-name="T1"><text:s text:c="2"/></text:span>(nodes-created (add1 (nodes-created)))<text:tab/><text:tab/><text:tab/><text:tab/><text:tab/>;increase the counter by one when a new node created </text:p>
        </text:list-item>
        <text:list-item>
          <text:p text:style-name="P4"><text:span text:style-name="T1"><text:s text:c="2"/></text:span>(cond [(equal? num-of-steps (* n n)) (set! message #t)]<text:tab/><text:tab/>;if goal reached </text:p>
        </text:list-item>
        <text:list-item>
          <text:p text:style-name="P4"><text:span text:style-name="T1"><text:s text:c="8"/></text:span>[(equal? (nodes-created) nodes-limit) (set! message "NaN")] ;if maxumum reached, and not succeed </text:p>
        </text:list-item>
        <text:list-item>
          <text:p text:style-name="P4"><text:span text:style-name="T1"><text:s text:c="8"/></text:span>[else (for/or ([i moves])<text:tab/><text:tab/><text:tab/><text:tab/><text:tab/><text:tab/><text:tab/>;for/or terminates when a first success occur </text:p>
        </text:list-item>
        <text:list-item>
          <text:p text:style-name="P4"><text:span text:style-name="T1"><text:s text:c="12"/></text:span>(if (validate-pos (next-pos i current-pos) n board)<text:tab/>;obtain the list of attainable positions </text:p>
        </text:list-item>
        <text:list-item>
          <text:p text:style-name="P4"><text:span text:style-name="T1"><text:s text:c="15"/></text:span>(set! message </text:p>
        </text:list-item>
        <text:list-item>
          <text:p text:style-name="P4"><text:span text:style-name="T1"><text:s text:c="15"/></text:span>(kt-depth-first-rec (next-pos i current-pos) </text:p>
        </text:list-item>
        <text:list-item>
          <text:p text:style-name="P4"><text:span text:style-name="T1"><text:s text:c="35"/></text:span>n nodes-limit board nodes-created (+ 1 num-of-steps) moves)) #f) message) </text:p>
        </text:list-item>
        <text:list-item>
          <text:p text:style-name="P4"><text:span text:style-name="T1"><text:s text:c="35"/></text:span>(when (equal? message #f)<text:tab/><text:tab/><text:tab/>;if message indicates a failure, leave this node </text:p>
        </text:list-item>
        <text:list-item>
          <text:p text:style-name="P4"><text:span text:style-name="T1"><text:s text:c="35"/></text:span>(vector-set! (vector-ref board (car current-pos)) (cdr current-pos) 0))] </text:p>
        </text:list-item>
        <text:list-item>
          <text:p text:style-name="P4"><text:span text:style-name="T1"><text:s text:c="35"/></text:span>) message) <text:s text:c="45"/>;use message as the return value </text:p>
        </text:list-item>
        <text:list-item>
          <text:p text:style-name="P5"><text:s text:c="8"/></text:p>
        </text:list-item>
        <text:list-item>
          <text:p text:style-name="P4">(define (next-pos move current-pos) <text:s text:c="5"/></text:p>
        </text:list-item>
        <text:list-item>
          <text:p text:style-name="P4"><text:span text:style-name="T1"><text:s text:c="2"/></text:span>(cons (+ (car move) (car current-pos)) (+ (cdr move) (cdr current-pos)))) </text:p>
        </text:list-item>
        <text:list-item>
          <text:p text:style-name="P4"/>
        </text:list-item>
        <text:list-item>
          <text:p text:style-name="P4">(define (validate-pos pos n board) <text:s text:c="31"/></text:p>
        </text:list-item>
        <text:list-item>
          <text:p text:style-name="P4"><text:span text:style-name="T1"><text:s text:c="2"/></text:span>(if (or <text:s/>(or (&lt; (car pos) 0)<text:tab/><text:tab/><text:tab/><text:tab/><text:tab/><text:tab/><text:tab/>;use 'or' to reduce comparisions <text:s/></text:p>
        </text:list-item>
        <text:list-item>
          <text:p text:style-name="P4"><text:span text:style-name="T1"><text:s text:c="11"/></text:span>(&gt;= (cdr pos) n) (&gt;= (car pos) n) </text:p>
        </text:list-item>
        <text:list-item>
          <text:p text:style-name="P4"><text:span text:style-name="T1"><text:s text:c="11"/></text:span>(&lt; (cdr pos) 0)) </text:p>
        </text:list-item>
        <text:list-item>
          <text:p text:style-name="P4"><text:span text:style-name="T1"><text:s text:c="11"/></text:span>(not (equal? 0 (vector-ref (vector-ref board (car pos)) (cdr pos))))) </text:p>
        </text:list-item>
        <text:list-item>
          <text:p text:style-name="P4"><text:span text:style-name="T1"><text:s text:c="11"/></text:span>#f #t)) </text:p>
        </text:list-item>
        <text:list-item>
          <text:p text:style-name="P5"><text:s text:c="23"/></text:p>
        </text:list-item>
        <text:list-item>
          <text:p text:style-name="P4">(define (write-chessboard message n board nodes-created) </text:p>
        </text:list-item>
        <text:list-item>
          <text:p text:style-name="P4"><text:soft-page-break/><text:span text:style-name="T1"><text:s text:c="2"/></text:span>(define count 1) </text:p>
        </text:list-item>
        <text:list-item>
          <text:p text:style-name="P4"><text:span text:style-name="T1"><text:s text:c="2"/></text:span>(cond [(equal? message #f) (display "No knight's tour exists!")] </text:p>
        </text:list-item>
        <text:list-item>
          <text:p text:style-name="P4"><text:span text:style-name="T1"><text:s text:c="8"/></text:span>[(equal? message "NaN") (display "Maximum trials reached!")] </text:p>
        </text:list-item>
        <text:list-item>
          <text:p text:style-name="P4"><text:span text:style-name="T1"><text:s text:c="8"/></text:span>[else (begin </text:p>
        </text:list-item>
        <text:list-item>
          <text:p text:style-name="P4"><text:span text:style-name="T1"><text:s text:c="14"/></text:span>(for ([i board]) </text:p>
        </text:list-item>
        <text:list-item>
          <text:p text:style-name="P4"><text:span text:style-name="T1"><text:s text:c="15"/></text:span>(if (equal? count 1) (display "((") (display " (")) </text:p>
        </text:list-item>
        <text:list-item>
          <text:p text:style-name="P4"><text:span text:style-name="T1"><text:s text:c="15"/></text:span>(display (string-join (for/list ([j (vector-&gt;list i)]) </text:p>
        </text:list-item>
        <text:list-item>
          <text:p text:style-name="P4"><text:span text:style-name="T1"><text:s text:c="46"/></text:span>(~a j #:width (count-digits (* n n)) #:align 'right)))) </text:p>
        </text:list-item>
        <text:list-item>
          <text:p text:style-name="P4"><text:span text:style-name="T1"><text:s text:c="15"/></text:span>(if (equal? count n) (displayln "))") (displayln ")")) </text:p>
        </text:list-item>
        <text:list-item>
          <text:p text:style-name="P4"><text:span text:style-name="T1"><text:s text:c="15"/></text:span>(set! count (add1 count))) </text:p>
        </text:list-item>
        <text:list-item>
          <text:p text:style-name="P4"><text:span text:style-name="T1"><text:s text:c="13"/></text:span>(display "Nodes created: &lt;") </text:p>
        </text:list-item>
        <text:list-item>
          <text:p text:style-name="P4"><text:span text:style-name="T1"><text:s text:c="13"/></text:span>(display (nodes-created)) </text:p>
        </text:list-item>
        <text:list-item>
          <text:p text:style-name="P4"><text:span text:style-name="T1"><text:s text:c="13"/></text:span>(display "&gt;"))])) </text:p>
        </text:list-item>
        <text:list-item>
          <text:p text:style-name="P5"><text:s text:c="66"/></text:p>
        </text:list-item>
        <text:list-item>
          <text:p text:style-name="P4">(define (count-digits a) <text:s text:c="62"/>;used to obain the maximum width of move number, for printing purpose </text:p>
        </text:list-item>
        <text:list-item>
          <text:p text:style-name="P4"><text:span text:style-name="T1"><text:s text:c="2"/></text:span>(if (&lt; a 10) 1 (+ 1 (count-digits (/ a 10))))) </text:p>
        </text:list-item>
        <text:list-item>
          <text:p text:style-name="P4"/>
        </text:list-item>
        <text:list-item>
          <text:p text:style-name="P4">(define (make-array n) <text:s text:c="63"/>;initialize an n*n matrix/2D vector with 0 </text:p>
        </text:list-item>
        <text:list-item>
          <text:p text:style-name="P4"><text:span text:style-name="T1"><text:s text:c="2"/></text:span>(let ((a (make-vector n))) </text:p>
        </text:list-item>
        <text:list-item>
          <text:p text:style-name="P4"><text:span text:style-name="T1"><text:s text:c="4"/></text:span>(let loop ((i 0)) </text:p>
        </text:list-item>
        <text:list-item>
          <text:p text:style-name="P4"><text:span text:style-name="T1"><text:s text:c="6"/></text:span>(when (&lt; i n) </text:p>
        </text:list-item>
        <text:list-item>
          <text:p text:style-name="P4"><text:span text:style-name="T1"><text:s text:c="8"/></text:span>(vector-set! a i (make-vector n)) </text:p>
        </text:list-item>
        <text:list-item>
          <text:p text:style-name="P4"><text:span text:style-name="T1"><text:s text:c="8"/></text:span>(loop (add1 i)))) </text:p>
        </text:list-item>
        <text:list-item>
          <text:p text:style-name="P4"><text:span text:style-name="T1"><text:s text:c="9"/></text:span>a)) </text:p>
        </text:list-item>
        <text:list-item>
          <text:p text:style-name="P4"/>
        </text:list-item>
        <text:list-item>
          <text:p text:style-name="P4">;--------------------------kt-best-first-hquad---------------------------; </text:p>
        </text:list-item>
        <text:list-item>
          <text:p text:style-name="P4"/>
        </text:list-item>
        <text:list-item>
          <text:p text:style-name="P4">(define (kt-best-first-hquad init-position n nodes-limit)<text:tab/><text:tab/> <text:s text:c="2"/>;this is another implementation with a given heuristic </text:p>
        </text:list-item>
        <text:list-item>
          <text:p text:style-name="P4"><text:span text:style-name="T1"><text:s text:c="2"/></text:span>(define init-pos (cons (first init-position) (last init-position))) </text:p>
        </text:list-item>
        <text:list-item>
          <text:p text:style-name="P4"><text:span text:style-name="T1"><text:s text:c="2"/></text:span>(define board (make-array n)) </text:p>
        </text:list-item>
        <text:list-item>
          <text:p text:style-name="P4"><text:span text:style-name="T1"><text:s text:c="2"/></text:span>(define nodes-created (make-parameter 0)) </text:p>
        </text:list-item>
        <text:list-item>
          <text:p text:style-name="P4"><text:span text:style-name="T1"><text:s text:c="2"/></text:span>(define num-of-steps 1) </text:p>
        </text:list-item>
        <text:list-item>
          <text:p text:style-name="P4"><text:span text:style-name="T1"><text:s text:c="2"/></text:span>(write-chessboard (kt-best-first-hquad-rec init-pos n nodes-limit board nodes-created num-of-steps) </text:p>
        </text:list-item>
        <text:list-item>
          <text:p text:style-name="P4"><text:span text:style-name="T1"><text:s text:c="19"/></text:span>n board nodes-created)) </text:p>
        </text:list-item>
        <text:list-item>
          <text:p text:style-name="P4"/>
        </text:list-item>
        <text:list-item>
          <text:p text:style-name="P4">(define (kt-best-first-hquad-rec current-pos n nodes-limit board nodes-created num-of-steps) </text:p>
        </text:list-item>
        <text:list-item>
          <text:p text:style-name="P4"><text:span text:style-name="T1"><text:s text:c="2"/></text:span>(define message #f) </text:p>
        </text:list-item>
        <text:list-item>
          <text:p text:style-name="P4"><text:span text:style-name="T1"><text:s text:c="2"/></text:span>(vector-set! (vector-ref board (car current-pos)) (cdr current-pos) num-of-steps) </text:p>
        </text:list-item>
        <text:list-item>
          <text:p text:style-name="P4"><text:span text:style-name="T1"><text:s text:c="2"/></text:span>(nodes-created (add1 (nodes-created))) <text:s text:c="35"/>;increase the counter by one when a new node created </text:p>
        </text:list-item>
        <text:list-item>
          <text:p text:style-name="P4"><text:span text:style-name="T1"><text:s text:c="2"/></text:span>(cond [(equal? num-of-steps (* n n)) (set! message #t)]<text:tab/><text:tab/><text:tab/><text:tab/>;if goal reached </text:p>
        </text:list-item>
        <text:list-item>
          <text:p text:style-name="P4"><text:span text:style-name="T1"><text:s text:c="8"/></text:span>[(equal? (nodes-created) nodes-limit) (set! message "NaN")]<text:tab/><text:tab/>;if maxumum reached, and not succeed </text:p>
        </text:list-item>
        <text:list-item>
          <text:p text:style-name="P4"><text:span text:style-name="T1"><text:s text:c="8"/></text:span>[else (for/or ([i (best-moves-hquad current-pos n board)]) <text:s text:c="15"/>;different from the previous implementation, since </text:p>
        </text:list-item>
        <text:list-item>
          <text:p text:style-name="P4"><text:span text:style-name="T1"><text:s text:c="15"/></text:span>(set! message <text:s text:c="41"/>;we need to try the next position in heuristic order </text:p>
        </text:list-item>
        <text:list-item>
          <text:p text:style-name="P4"><text:span text:style-name="T1"><text:s text:c="15"/></text:span>(kt-best-first-hquad-rec i n nodes-limit board nodes-created (+ 1 num-of-steps))) message) </text:p>
        </text:list-item>
        <text:list-item>
          <text:p text:style-name="P4"><text:span text:style-name="T1"><text:s text:c="35"/></text:span>(when (equal? message #f) <text:s text:c="9"/></text:p>
        </text:list-item>
        <text:list-item>
          <text:p text:style-name="P4"><text:span text:style-name="T1"><text:s text:c="35"/></text:span>(vector-set! (vector-ref board (car current-pos)) (cdr current-pos) 0))] </text:p>
        </text:list-item>
        <text:list-item>
          <text:p text:style-name="P4"><text:span text:style-name="T1"><text:s text:c="35"/></text:span>) message) </text:p>
        </text:list-item>
        <text:list-item>
          <text:p text:style-name="P4"/>
        </text:list-item>
        <text:list-item>
          <text:p text:style-name="P4">(define (best-moves-hquad current-pos n board) <text:tab/><text:tab/><text:tab/> <text:s/>;return all the possible-moves at current position </text:p>
        </text:list-item>
        <text:list-item>
          <text:p text:style-name="P4"><text:span text:style-name="T1"><text:s text:c="2"/></text:span>(define r (car current-pos)) <text:s text:c="40"/></text:p>
        </text:list-item>
        <text:list-item>
          <text:p text:style-name="P4"><text:span text:style-name="T1"><text:s text:c="2"/></text:span>(define c (cdr current-pos)) </text:p>
        </text:list-item>
        <text:list-item>
          <text:p text:style-name="P4"><text:span text:style-name="T1"><text:s text:c="2"/></text:span>(best-sorted-list-hquad </text:p>
        </text:list-item>
        <text:list-item>
          <text:p text:style-name="P4"><text:span text:style-name="T1"><text:s text:c="8"/></text:span>(check-board (get-valid-pos (list </text:p>
        </text:list-item>
        <text:list-item>
          <text:p text:style-name="P4"><text:span text:style-name="T1"><text:s text:c="8"/></text:span>(cons (- r 1) (- c 2)) (cons (- r 2) (- c 1)) </text:p>
        </text:list-item>
        <text:list-item>
          <text:p text:style-name="P4"><text:span text:style-name="T1"><text:s text:c="8"/></text:span>(cons (- r 1) (+ c 2)) (cons (- r 2) (+ c 1)) <text:s text:c="27"/>;construct the list of 8 candidates </text:p>
        </text:list-item>
        <text:list-item>
          <text:p text:style-name="P4"><text:span text:style-name="T1"><text:s text:c="8"/></text:span>(cons (+ r 1) (- c 2)) (cons (+ r 2) (- c 1)) <text:s text:c="27"/>;and use the check-board to get rid of </text:p>
        </text:list-item>
        <text:list-item>
          <text:p text:style-name="P4"><text:soft-page-break/><text:span text:style-name="T1"><text:s text:c="8"/></text:span>(cons (+ r 1) (+ c 2)) (cons (+ r 2) (+ c 1)) <text:s text:c="25"/>;visited positions </text:p>
        </text:list-item>
        <text:list-item>
          <text:p text:style-name="P4"><text:span text:style-name="T1"><text:s text:c="8"/></text:span>) n) board) n '())) </text:p>
        </text:list-item>
        <text:list-item>
          <text:p text:style-name="P4"/>
        </text:list-item>
        <text:list-item>
          <text:p text:style-name="P4">(define (best-sorted-list-hquad positions n result)<text:tab/><text:tab/><text:tab/> <text:s text:c="2"/>;obtain a sorted list (according to hquad values) of positions </text:p>
        </text:list-item>
        <text:list-item>
          <text:p text:style-name="P4"><text:span text:style-name="T1"><text:s text:c="2"/></text:span>(define maxValue -inf.f) </text:p>
        </text:list-item>
        <text:list-item>
          <text:p text:style-name="P4"><text:span text:style-name="T1"><text:s text:c="2"/></text:span>(define maxPos '()) </text:p>
        </text:list-item>
        <text:list-item>
          <text:p text:style-name="P4"><text:span text:style-name="T1"><text:s text:c="2"/></text:span>(define tmpValue -inf.f) </text:p>
        </text:list-item>
        <text:list-item>
          <text:p text:style-name="P4"><text:span text:style-name="T1"><text:s text:c="2"/></text:span>(if (null? positions) result </text:p>
        </text:list-item>
        <text:list-item>
          <text:p text:style-name="P4"><text:span text:style-name="T1"><text:s text:c="6"/></text:span>(begin </text:p>
        </text:list-item>
        <text:list-item>
          <text:p text:style-name="P4"><text:span text:style-name="T1"><text:s text:c="8"/></text:span>(for ([i positions]) <text:s text:c="60"/>;a naive selection sort for constant number of elements </text:p>
        </text:list-item>
        <text:list-item>
          <text:p text:style-name="P4"><text:span text:style-name="T1"><text:s text:c="8"/></text:span>(set! tmpValue (hquad-value i n)) </text:p>
        </text:list-item>
        <text:list-item>
          <text:p text:style-name="P4"><text:span text:style-name="T1"><text:s text:c="8"/></text:span>(when (&gt; tmpValue maxValue) (begin (set! maxPos i) </text:p>
        </text:list-item>
        <text:list-item>
          <text:p text:style-name="P4"><text:span text:style-name="T1"><text:s text:c="41"/></text:span>(set! maxValue tmpValue)))) </text:p>
        </text:list-item>
        <text:list-item>
          <text:p text:style-name="P4"><text:span text:style-name="T1"><text:s text:c="8"/></text:span>(set! result (append (list maxPos) result)) </text:p>
        </text:list-item>
        <text:list-item>
          <text:p text:style-name="P4"><text:span text:style-name="T1"><text:s text:c="8"/></text:span>(best-sorted-list-hquad (remove maxPos positions) n result)))) </text:p>
        </text:list-item>
        <text:list-item>
          <text:p text:style-name="P5"><text:s text:c="75"/></text:p>
        </text:list-item>
        <text:list-item>
          <text:p text:style-name="P4">(define (hquad-value position n) </text:p>
        </text:list-item>
        <text:list-item>
          <text:p text:style-name="P4"><text:span text:style-name="T1"><text:s text:c="2"/></text:span>(define r (car position)) </text:p>
        </text:list-item>
        <text:list-item>
          <text:p text:style-name="P4"><text:span text:style-name="T1"><text:s text:c="2"/></text:span>(define c (cdr position)) </text:p>
        </text:list-item>
        <text:list-item>
          <text:p text:style-name="P4"><text:span text:style-name="T1"><text:s text:c="2"/></text:span>(+ (* (- (- n 1) r) r) (* (- (- n 1) c) c)))<text:tab/><text:tab/><text:tab/><text:tab/> <text:s text:c="10"/>;hquad = r((n-1)-r)+c((n-1)-c) </text:p>
        </text:list-item>
        <text:list-item>
          <text:p text:style-name="P4"/>
        </text:list-item>
        <text:list-item>
          <text:p text:style-name="P4">(define (check-board candilist board) <text:s text:c="39"/>;return a new list without visited squares </text:p>
        </text:list-item>
        <text:list-item>
          <text:p text:style-name="P4"><text:span text:style-name="T1"><text:s text:c="3"/></text:span>(cond [(null? candilist) '()] </text:p>
        </text:list-item>
        <text:list-item>
          <text:p text:style-name="P4"><text:span text:style-name="T1"><text:s text:c="9"/></text:span>[(equal? (vector-ref (vector-ref board (car (car candilist))) (cdr (car candilist))) 0) </text:p>
        </text:list-item>
        <text:list-item>
          <text:p text:style-name="P4"><text:span text:style-name="T1"><text:s text:c="10"/></text:span>(cons (car candilist) (check-board (cdr candilist) board))] </text:p>
        </text:list-item>
        <text:list-item>
          <text:p text:style-name="P4"><text:span text:style-name="T1"><text:s text:c="9"/></text:span>[else (check-board (cdr candilist) board)] </text:p>
        </text:list-item>
        <text:list-item>
          <text:p text:style-name="P4"><text:span text:style-name="T1"><text:s text:c="6"/></text:span>)) </text:p>
        </text:list-item>
        <text:list-item>
          <text:p text:style-name="P4"/>
        </text:list-item>
        <text:list-item>
          <text:p text:style-name="P4">(define (get-valid-pos candi n) <text:s text:c="29"/></text:p>
        </text:list-item>
        <text:list-item>
          <text:p text:style-name="P4"><text:span text:style-name="T1"><text:s text:c="2"/></text:span>(if (null? candi) '() </text:p>
        </text:list-item>
        <text:list-item>
          <text:p text:style-name="P4"><text:span text:style-name="T1"><text:s text:c="6"/></text:span>(if (not (or (&lt; (car (car candi)) 0) </text:p>
        </text:list-item>
        <text:list-item>
          <text:p text:style-name="P4"><text:span text:style-name="T1"><text:s text:c="11"/></text:span>(&gt;= (cdr (car candi)) n) (&gt;= (car (car candi)) n) </text:p>
        </text:list-item>
        <text:list-item>
          <text:p text:style-name="P4"><text:span text:style-name="T1"><text:s text:c="11"/></text:span>(&lt; (cdr (car candi)) 0))) </text:p>
        </text:list-item>
        <text:list-item>
          <text:p text:style-name="P4"><text:span text:style-name="T1"><text:s text:c="11"/></text:span>(cons (car candi) (get-valid-pos (cdr candi) n)) </text:p>
        </text:list-item>
        <text:list-item>
          <text:p text:style-name="P4"><text:span text:style-name="T1"><text:s text:c="11"/></text:span>(get-valid-pos (cdr candi) n)))) </text:p>
        </text:list-item>
        <text:list-item>
          <text:p text:style-name="P5"><text:s text:c="2"/></text:p>
        </text:list-item>
        <text:list-item>
          <text:p text:style-name="P4">;---------------------------kt-best-first-h------------------------------; </text:p>
        </text:list-item>
        <text:list-item>
          <text:p text:style-name="P4"/>
        </text:list-item>
        <text:list-item>
          <text:p text:style-name="P4">(define (kt-best-first-h init-position n nodes-limit) <text:s text:c="19"/>;This implemntation uses Warnsdorff's Rule as heuristic</text:p>
        </text:list-item>
        <text:list-item>
          <text:p text:style-name="P4"><text:span text:style-name="T1"><text:s text:c="2"/></text:span>(define init-pos (cons (first init-position) (last init-position))) </text:p>
        </text:list-item>
        <text:list-item>
          <text:p text:style-name="P4"><text:span text:style-name="T1"><text:s text:c="2"/></text:span>(define board (make-array n)) </text:p>
        </text:list-item>
        <text:list-item>
          <text:p text:style-name="P4"><text:span text:style-name="T1"><text:s text:c="2"/></text:span>(define nodes-created (make-parameter 0)) </text:p>
        </text:list-item>
        <text:list-item>
          <text:p text:style-name="P4"><text:span text:style-name="T1"><text:s text:c="2"/></text:span>(define num-of-steps 1) </text:p>
        </text:list-item>
        <text:list-item>
          <text:p text:style-name="P4"><text:span text:style-name="T1"><text:s text:c="2"/></text:span>(write-chessboard (kt-best-first-h-rec init-pos n nodes-limit board nodes-created num-of-steps) </text:p>
        </text:list-item>
        <text:list-item>
          <text:p text:style-name="P4"><text:span text:style-name="T1"><text:s text:c="19"/></text:span>n board nodes-created)) </text:p>
        </text:list-item>
        <text:list-item>
          <text:p text:style-name="P4"/>
        </text:list-item>
        <text:list-item>
          <text:p text:style-name="P4">(define (kt-best-first-h-rec current-pos n nodes-limit board nodes-created num-of-steps) </text:p>
        </text:list-item>
        <text:list-item>
          <text:p text:style-name="P4"><text:span text:style-name="T1"><text:s text:c="2"/></text:span>(define message #f) </text:p>
        </text:list-item>
        <text:list-item>
          <text:p text:style-name="P4"><text:span text:style-name="T1"><text:s text:c="2"/></text:span>(vector-set! (vector-ref board (car current-pos)) (cdr current-pos) num-of-steps) </text:p>
        </text:list-item>
        <text:list-item>
          <text:p text:style-name="P4"><text:span text:style-name="T1"><text:s text:c="2"/></text:span>(nodes-created (add1 (nodes-created)))<text:tab/><text:tab/><text:tab/><text:tab/> <text:s text:c="4"/>;increase the counter by one when a new node created </text:p>
        </text:list-item>
        <text:list-item>
          <text:p text:style-name="P4"><text:span text:style-name="T1"><text:s text:c="2"/></text:span>(cond [(equal? num-of-steps (* n n)) (set! message #t)] <text:s text:c="10"/>;if goal reached </text:p>
        </text:list-item>
        <text:list-item>
          <text:p text:style-name="P4"><text:span text:style-name="T1"><text:s text:c="8"/></text:span>[(equal? (nodes-created) nodes-limit) (set! message "NaN")] <text:s text:c="4"/>;if maxumum reached, and not succeed </text:p>
        </text:list-item>
        <text:list-item>
          <text:p text:style-name="P4"><text:span text:style-name="T1"><text:s text:c="8"/></text:span>[else (for/or ([i (best-moves-h current-pos n board)]) <text:s text:c="17"/>;try the next position in heuristic order </text:p>
        </text:list-item>
        <text:list-item>
          <text:p text:style-name="P4"><text:span text:style-name="T1"><text:s text:c="15"/></text:span>(set! message </text:p>
        </text:list-item>
        <text:list-item>
          <text:p text:style-name="P4"><text:span text:style-name="T1"><text:s text:c="15"/></text:span>(kt-best-first-h-rec i n nodes-limit board nodes-created (+ 1 num-of-steps))) message) </text:p>
        </text:list-item>
        <text:list-item>
          <text:p text:style-name="P4"><text:span text:style-name="T1"><text:s text:c="35"/></text:span>(when (equal? message #f) <text:s text:c="9"/></text:p>
        </text:list-item>
        <text:list-item>
          <text:p text:style-name="P4"><text:soft-page-break/><text:span text:style-name="T1"><text:s text:c="35"/></text:span>(vector-set! (vector-ref board (car current-pos)) (cdr current-pos) 0))] </text:p>
        </text:list-item>
        <text:list-item>
          <text:p text:style-name="P4"><text:span text:style-name="T1"><text:s text:c="35"/></text:span>) message) </text:p>
        </text:list-item>
        <text:list-item>
          <text:p text:style-name="P4"/>
        </text:list-item>
        <text:list-item>
          <text:p text:style-name="P4">(define (best-moves-h current-pos n board)<text:tab/><text:tab/><text:tab/> <text:s text:c="11"/>;return all the possible-moves at current position </text:p>
        </text:list-item>
        <text:list-item>
          <text:p text:style-name="P4"><text:span text:style-name="T1"><text:s text:c="2"/></text:span>(define r (car current-pos)) <text:s text:c="55"/>;and here "moves" means the next POSITION </text:p>
        </text:list-item>
        <text:list-item>
          <text:p text:style-name="P4"><text:span text:style-name="T1"><text:s text:c="2"/></text:span>(define c (cdr current-pos)) </text:p>
        </text:list-item>
        <text:list-item>
          <text:p text:style-name="P4"><text:span text:style-name="T1"><text:s text:c="2"/></text:span>(best-sorted-list-h </text:p>
        </text:list-item>
        <text:list-item>
          <text:p text:style-name="P4"><text:span text:style-name="T1"><text:s text:c="8"/></text:span>(check-board (get-valid-pos (list </text:p>
        </text:list-item>
        <text:list-item>
          <text:p text:style-name="P4"><text:span text:style-name="T1"><text:s text:c="8"/></text:span>(cons (- r 1) (- c 2)) (cons (- r 2) (- c 1)) </text:p>
        </text:list-item>
        <text:list-item>
          <text:p text:style-name="P4"><text:span text:style-name="T1"><text:s text:c="8"/></text:span>(cons (- r 1) (+ c 2)) (cons (- r 2) (+ c 1)) <text:s text:c="27"/>;construct the list of 8 candidates </text:p>
        </text:list-item>
        <text:list-item>
          <text:p text:style-name="P4"><text:span text:style-name="T1"><text:s text:c="8"/></text:span>(cons (+ r 1) (- c 2)) (cons (+ r 2) (- c 1)) <text:s text:c="27"/>;and use the check-board to get rid of </text:p>
        </text:list-item>
        <text:list-item>
          <text:p text:style-name="P4"><text:span text:style-name="T1"><text:s text:c="8"/></text:span>(cons (+ r 1) (+ c 2)) (cons (+ r 2) (+ c 1)) <text:s text:c="25"/>;visited positions </text:p>
        </text:list-item>
        <text:list-item>
          <text:p text:style-name="P4"><text:span text:style-name="T1"><text:s text:c="8"/></text:span>) n) board) n '() current-pos board)) </text:p>
        </text:list-item>
        <text:list-item>
          <text:p text:style-name="P4"/>
        </text:list-item>
        <text:list-item>
          <text:p text:style-name="P4">(define (best-sorted-list-h positions n result current-pos board) <text:s text:c="2"/></text:p>
        </text:list-item>
        <text:list-item>
          <text:p text:style-name="P4"><text:span text:style-name="T1"><text:s text:c="2"/></text:span>(define maxValue -inf.f) <text:s text:c="60"/>;obtain a sorted list (according to their onward possible squares)</text:p>
        </text:list-item>
        <text:list-item>
          <text:p text:style-name="P4"><text:span text:style-name="T1"><text:s text:c="2"/></text:span>(define maxPos '()) <text:s text:c="68"/>;and this is known as the “Warnsdorff's Rule”</text:p>
        </text:list-item>
        <text:list-item>
          <text:p text:style-name="P4"><text:span text:style-name="T1"><text:s text:c="2"/></text:span>(define tmpValue -inf.f) </text:p>
        </text:list-item>
        <text:list-item>
          <text:p text:style-name="P4"><text:span text:style-name="T1"><text:s text:c="2"/></text:span>(if (null? positions) result </text:p>
        </text:list-item>
        <text:list-item>
          <text:p text:style-name="P4"><text:span text:style-name="T1"><text:s text:c="6"/></text:span>(begin </text:p>
        </text:list-item>
        <text:list-item>
          <text:p text:style-name="P4"><text:span text:style-name="T1"><text:s text:c="8"/></text:span>(for ([i positions]) <text:s text:c="47"/></text:p>
        </text:list-item>
        <text:list-item>
          <text:p text:style-name="P4"><text:span text:style-name="T1"><text:s text:c="8"/></text:span>(set! tmpValue (h-value i n board)) </text:p>
        </text:list-item>
        <text:list-item>
          <text:p text:style-name="P4"><text:span text:style-name="T1"><text:s text:c="8"/></text:span>(when (&gt; tmpValue maxValue) (begin (set! maxPos i) </text:p>
        </text:list-item>
        <text:list-item>
          <text:p text:style-name="P4"><text:span text:style-name="T1"><text:s text:c="41"/></text:span>(set! maxValue tmpValue)))) </text:p>
        </text:list-item>
        <text:list-item>
          <text:p text:style-name="P4"><text:span text:style-name="T1"><text:s text:c="8"/></text:span>(set! result (append (list maxPos) result)) </text:p>
        </text:list-item>
        <text:list-item>
          <text:p text:style-name="P4"><text:span text:style-name="T1"><text:s text:c="8"/></text:span>(best-sorted-list-h (remove maxPos positions) n result current-pos board)))) </text:p>
        </text:list-item>
        <text:list-item>
          <text:p text:style-name="P5"><text:s text:c="74"/></text:p>
        </text:list-item>
        <text:list-item>
          <text:p text:style-name="P4">(define (h-value position n board) <text:s text:c="46"/>;obtain the onward degree of this position </text:p>
        </text:list-item>
        <text:list-item>
          <text:p text:style-name="P4"><text:span text:style-name="T1"><text:s text:c="2"/></text:span>(define r (car position)) <text:s text:c="61"/>;*notice, this degree is greater than the </text:p>
        </text:list-item>
        <text:list-item>
          <text:p text:style-name="P4"><text:span text:style-name="T1"><text:s text:c="2"/></text:span>(define c (cdr position)) <text:s text:c="60"/>;actual value by 1, yet does not matter </text:p>
        </text:list-item>
        <text:list-item>
          <text:p text:style-name="P4"><text:span text:style-name="T1"><text:s text:c="2"/></text:span>(length (check-board (get-valid-pos (list <text:s text:c="34"/>;since every candidate gets same treatment </text:p>
        </text:list-item>
        <text:list-item>
          <text:p text:style-name="P4"><text:span text:style-name="T1"><text:s text:c="8"/></text:span>(cons (- r 1) (- c 2)) (cons (- r 2) (- c 1)) </text:p>
        </text:list-item>
        <text:list-item>
          <text:p text:style-name="P4"><text:span text:style-name="T1"><text:s text:c="8"/></text:span>(cons (- r 1) (+ c 2)) (cons (- r 2) (+ c 1)) <text:s text:c="27"/>;construct the list of 8 candidates </text:p>
        </text:list-item>
        <text:list-item>
          <text:p text:style-name="P4"><text:span text:style-name="T1"><text:s text:c="8"/></text:span>(cons (+ r 1) (- c 2)) (cons (+ r 2) (- c 1)) <text:s text:c="27"/>;and use the check-board to get rid of </text:p>
        </text:list-item>
        <text:list-item>
          <text:p text:style-name="P4"><text:span text:style-name="T1"><text:s text:c="8"/></text:span>(cons (+ r 1) (+ c 2)) (cons (+ r 2) (+ c 1)) <text:s text:c="25"/>;visited positions </text:p>
        </text:list-item>
        <text:list-item>
          <text:p text:style-name="P4"><text:span text:style-name="T1"><text:s text:c="8"/></text:span>) n) board))) </text:p>
        </text:list-item>
      </text:list>
      <text:p text:style-name="P6"/>
      <text:p text:style-name="P1"/>
      <text:p text:style-name="P8"><text:span text:style-name="T2">Section 2 Testing</text:span> </text:p>
      <text:p text:style-name="P10"/>
      <text:p text:style-name="P10"/>
      <text:p text:style-name="P11">Start from <text:span text:style-name="T2">n = 1</text:span> <text:span text:style-name="T4">(since 0&lt;=r&lt;n =&gt; n&gt;0): (the code will be ommited for next cases)</text:span></text:p>
      <text:p text:style-name="P12"/>
      <text:p text:style-name="P12">(displayln "kt-depth-first:")</text:p>
      <text:p text:style-name="P12">(kt-depth-first '(0 0) 1 1000000)</text:p>
      <text:p text:style-name="P12">(display "\n\n")</text:p>
      <text:p text:style-name="P12">(displayln "kt-best-first-hquad:")</text:p>
      <text:p text:style-name="P12">(kt-best-first-hquad '(0 0) 1 1000000)</text:p>
      <text:p text:style-name="P12">(display "\n\n")</text:p>
      <text:p text:style-name="P12">(displayln "kt-best-first-h:")</text:p>
      <text:p text:style-name="P12">(kt-best-first-h '(0 0) 1 1000000)</text:p>
      <text:p text:style-name="P12"/>
      <text:p text:style-name="P17">Result:</text:p>
      <text:p text:style-name="P12"/>
      <text:p text:style-name="P12"><text:soft-page-break/>kt-depth-first:</text:p>
      <text:p text:style-name="P12">((1))</text:p>
      <text:p text:style-name="P12">Nodes created: &lt;1&gt;</text:p>
      <text:p text:style-name="P12"/>
      <text:p text:style-name="P12">kt-best-first-hquad:</text:p>
      <text:p text:style-name="P12">((1))</text:p>
      <text:p text:style-name="P12">Nodes created: &lt;1&gt;</text:p>
      <text:p text:style-name="P12"/>
      <text:p text:style-name="P12">kt-best-first-h:</text:p>
      <text:p text:style-name="P12">((1))</text:p>
      <text:p text:style-name="P12">Nodes created: &lt;1&gt;</text:p>
      <text:p text:style-name="P12"/>
      <text:p text:style-name="P11"><text:span text:style-name="T4">For </text:span><text:span text:style-name="T2">n = 2, 3, 4</text:span><text:span text:style-name="T4"> the results are the same:</text:span></text:p>
      <text:p text:style-name="P11"/>
      <text:p text:style-name="P11"/>
      <text:p text:style-name="P11">kt-depth-first:</text:p>
      <text:p text:style-name="P11">No knight's tour exists!</text:p>
      <text:p text:style-name="P11"/>
      <text:p text:style-name="P11">kt-best-first-hquad:</text:p>
      <text:p text:style-name="P11">No knight's tour exists!</text:p>
      <text:p text:style-name="P11"/>
      <text:p text:style-name="P11">kt-best-first-h:</text:p>
      <text:p text:style-name="P11">No knight's tour exists!</text:p>
      <text:p text:style-name="P11"/>
      <text:p text:style-name="P11">For n&gt;4, we choose n = 5, n = 6 and 8 as examples:</text:p>
      <text:p text:style-name="P11"/>
      <text:p text:style-name="P17">n = 5:(start from (0 0))</text:p>
      <text:p text:style-name="P11"/>
      <text:p text:style-name="P11">kt-depth-first:</text:p>
      <text:p text:style-name="P11">(( 1 14 19 <text:s/>8 25)</text:p>
      <text:p text:style-name="P11"><text:span text:style-name="T1"><text:s/></text:span>( 6 <text:s/>9 <text:s/>2 13 18)</text:p>
      <text:p text:style-name="P11"><text:span text:style-name="T1"><text:s/></text:span>(15 20 <text:s/>7 24 <text:s/>3)</text:p>
      <text:p text:style-name="P11"><text:span text:style-name="T1"><text:s/></text:span>(10 <text:s/>5 22 17 12)</text:p>
      <text:p text:style-name="P11"><text:span text:style-name="T1"><text:s/></text:span>(21 16 11 <text:s/>4 23))</text:p>
      <text:p text:style-name="P11">Nodes created: &lt;72509&gt;</text:p>
      <text:p text:style-name="P11"/>
      <text:p text:style-name="P11">kt-best-first-hquad:</text:p>
      <text:p text:style-name="P11">(( 1 18 13 24 <text:s/>7)</text:p>
      <text:p text:style-name="P11"><text:span text:style-name="T1"><text:s/></text:span>(12 23 <text:s/>8 19 14)</text:p>
      <text:p text:style-name="P11"><text:span text:style-name="T1"><text:s/></text:span>(17 <text:s/>2 25 <text:s/>6 <text:s/>9)</text:p>
      <text:p text:style-name="P11"><text:span text:style-name="T1"><text:s/></text:span>(22 11 <text:s/>4 15 20)</text:p>
      <text:p text:style-name="P11"><text:span text:style-name="T1"><text:s/></text:span>( 3 16 21 10 <text:s/>5))</text:p>
      <text:p text:style-name="P11">Nodes created: &lt;25&gt;</text:p>
      <text:p text:style-name="P11"/>
      <text:p text:style-name="P11">kt-best-first-h:</text:p>
      <text:p text:style-name="P11">(( 1 12 25 18 <text:s/>7)</text:p>
      <text:p text:style-name="P11"><text:span text:style-name="T1"><text:s/></text:span>(22 17 <text:s/>8 13 24)</text:p>
      <text:p text:style-name="P11"><text:span text:style-name="T1"><text:s/></text:span>(11 <text:s/>2 23 <text:s/>6 19)</text:p>
      <text:p text:style-name="P11"><text:span text:style-name="T1"><text:s/></text:span>(16 21 <text:s/>4 <text:s/>9 14)</text:p>
      <text:p text:style-name="P11"><text:span text:style-name="T1"><text:s/></text:span>( 3 10 15 20 <text:s/>5))</text:p>
      <text:p text:style-name="P11">Nodes created: &lt;25&gt;</text:p>
      <text:p text:style-name="P11"/>
      <text:p text:style-name="P17"><text:span text:style-name="T1"><text:s/></text:span>Notice both of the implementations with heuristic perfomed much more efficiently than the first one, and the results are correct.</text:p>
      <text:p text:style-name="P11"/>
      <text:p text:style-name="P17">N = 6: (start from (2 4))</text:p>
      <text:p text:style-name="P11"><text:soft-page-break/></text:p>
      <text:p text:style-name="P11">kt-depth-first:</text:p>
      <text:p text:style-name="P11">Maximum trials reached!</text:p>
      <text:p text:style-name="P11"/>
      <text:p text:style-name="P11">kt-best-first-hquad:</text:p>
      <text:p text:style-name="P11">((35 <text:s/>4 13 24 33 <text:s/>2)</text:p>
      <text:p text:style-name="P11"><text:span text:style-name="T1"><text:s/></text:span>(14 27 34 <text:s/>3 12 25)</text:p>
      <text:p text:style-name="P11"><text:span text:style-name="T1"><text:s/></text:span>( 5 36 23 26 <text:s/>1 32)</text:p>
      <text:p text:style-name="P11"><text:span text:style-name="T1"><text:s/></text:span>(18 15 28 <text:s/>9 22 11)</text:p>
      <text:p text:style-name="P11"><text:span text:style-name="T1"><text:s/></text:span>(29 <text:s/>6 17 20 31 <text:s/>8)</text:p>
      <text:p text:style-name="P11"><text:span text:style-name="T1"><text:s/></text:span>(16 19 30 <text:s/>7 10 21))</text:p>
      <text:p text:style-name="P11">Nodes created: &lt;313&gt;</text:p>
      <text:p text:style-name="P11"/>
      <text:p text:style-name="P11">kt-best-first-h:</text:p>
      <text:p text:style-name="P11">((35 <text:s/>4 13 16 29 <text:s/>2)</text:p>
      <text:p text:style-name="P11"><text:span text:style-name="T1"><text:s/></text:span>(14 23 34 <text:s/>3 12 17)</text:p>
      <text:p text:style-name="P11"><text:span text:style-name="T1"><text:s/></text:span>( 5 36 15 30 <text:s/>1 28)</text:p>
      <text:p text:style-name="P11"><text:span text:style-name="T1"><text:s/></text:span>(22 33 24 <text:s/>9 18 11)</text:p>
      <text:p text:style-name="P11"><text:span text:style-name="T1"><text:s/></text:span>(25 <text:s/>6 31 20 27 <text:s/>8)</text:p>
      <text:p text:style-name="P11"><text:span text:style-name="T1"><text:s/></text:span>(32 21 26 <text:s/>7 10 19))</text:p>
      <text:p text:style-name="P11">Nodes created: &lt;36&gt;</text:p>
      <text:p text:style-name="P17"/>
      <text:p text:style-name="P17">Notice the kt-depth-first fails to find the tour within the nodes-limit (1000000); And this time, the Warnsdorff's rule performed much better than hquad heuristic, though they both found a valid tour.</text:p>
      <text:p text:style-name="P17"/>
      <text:p text:style-name="P17">n = 8:</text:p>
      <text:p text:style-name="P11"/>
      <text:p text:style-name="P11">kt-depth-first:</text:p>
      <text:p text:style-name="P11">Maximum trials reached!</text:p>
      <text:p text:style-name="P11"/>
      <text:p text:style-name="P11">kt-best-first-hquad:</text:p>
      <text:p text:style-name="P11">(( 1 38 <text:s/>3 18 35 40 13 16)</text:p>
      <text:p text:style-name="P11"><text:span text:style-name="T1"><text:s/></text:span>( 4 19 36 39 14 17 34 41)</text:p>
      <text:p text:style-name="P11"><text:span text:style-name="T1"><text:s/></text:span>(37 <text:s/>2 49 60 43 58 15 12)</text:p>
      <text:p text:style-name="P11"><text:span text:style-name="T1"><text:s/></text:span>(20 <text:s/>5 64 57 62 51 42 33)</text:p>
      <text:p text:style-name="P11"><text:span text:style-name="T1"><text:s/></text:span>(55 48 61 50 59 44 11 26)</text:p>
      <text:p text:style-name="P11"><text:span text:style-name="T1"><text:s/></text:span>( 6 21 56 63 52 27 32 29)</text:p>
      <text:p text:style-name="P11"><text:span text:style-name="T1"><text:s/></text:span>(47 54 23 <text:s/>8 45 30 25 10)</text:p>
      <text:p text:style-name="P11"><text:span text:style-name="T1"><text:s/></text:span>(22 <text:s/>7 46 53 24 <text:s/>9 28 31))</text:p>
      <text:p text:style-name="P11">Nodes created: &lt;64&gt;</text:p>
      <text:p text:style-name="P11"/>
      <text:p text:style-name="P11">kt-best-first-h:</text:p>
      <text:p text:style-name="P11">(( 1 64 15 32 61 28 13 30)</text:p>
      <text:p text:style-name="P11"><text:span text:style-name="T1"><text:s/></text:span>(16 33 62 59 14 31 56 27)</text:p>
      <text:p text:style-name="P11"><text:span text:style-name="T1"><text:s/></text:span>(63 <text:s/>2 49 44 57 60 29 12)</text:p>
      <text:p text:style-name="P11"><text:span text:style-name="T1"><text:s/></text:span>(34 17 58 53 50 47 26 55)</text:p>
      <text:p text:style-name="P11"><text:span text:style-name="T1"><text:s/></text:span>( 3 52 45 48 43 54 11 40)</text:p>
      <text:p text:style-name="P11"><text:span text:style-name="T1"><text:s/></text:span>(18 35 20 51 46 41 <text:s/>8 25)</text:p>
      <text:p text:style-name="P11"><text:span text:style-name="T1"><text:s/></text:span>(21 <text:s/>4 37 42 23 <text:s/>6 39 10)</text:p>
      <text:p text:style-name="P11"><text:span text:style-name="T1"><text:s/></text:span>(36 19 22 <text:s/>5 38 <text:s/>9 24 <text:s/>7))</text:p>
      <text:p text:style-name="P11">Nodes created: &lt;64&gt;</text:p>
      <text:p text:style-name="P11"/>
      <text:p text:style-name="P17">Some boundary/interesting tests:</text:p>
      <text:p text:style-name="P17"/>
      <text:p text:style-name="P12">(kt-depth-first '(2 2) 7 10000000)</text:p>
      <text:p text:style-name="P12">(display "\n\n")</text:p>
      <text:p text:style-name="P12"><text:soft-page-break/>(displayln "kt-best-first-hquad:")</text:p>
      <text:p text:style-name="P12">(kt-best-first-hquad '(6 3) 7 1000000)</text:p>
      <text:p text:style-name="P12">(display "\n\n")</text:p>
      <text:p text:style-name="P12">(displayln "kt-best-first-h:")</text:p>
      <text:p text:style-name="P12">(kt-best-first-h '(6 6) 7 1000000)</text:p>
      <text:p text:style-name="P12"/>
      <text:p text:style-name="P12">Result:</text:p>
      <text:p text:style-name="P12"/>
      <text:p text:style-name="P12">kt-depth-first:</text:p>
      <text:p text:style-name="P12">Maximum trials reached!</text:p>
      <text:p text:style-name="P12"/>
      <text:p text:style-name="P12">kt-best-first-hquad:</text:p>
      <text:p text:style-name="P12">Maximum trials reached!</text:p>
      <text:p text:style-name="P12"/>
      <text:p text:style-name="P12">kt-best-first-h:</text:p>
      <text:p text:style-name="P12">((17 14 19 38 <text:s/>7 12 <text:s/>9)</text:p>
      <text:p text:style-name="P12"><text:span text:style-name="T1"><text:s/></text:span>(20 43 16 13 10 39 <text:s/>6)</text:p>
      <text:p text:style-name="P12"><text:span text:style-name="T1"><text:s/></text:span>(15 18 45 42 37 <text:s/>8 11)</text:p>
      <text:p text:style-name="P12"><text:span text:style-name="T1"><text:s/></text:span>(44 21 30 49 40 <text:s/>5 34)</text:p>
      <text:p text:style-name="P12"><text:span text:style-name="T1"><text:s/></text:span>(29 46 41 36 33 <text:s/>2 25)</text:p>
      <text:p text:style-name="P12"><text:span text:style-name="T1"><text:s/></text:span>(22 31 48 27 24 35 <text:s/>4)</text:p>
      <text:p text:style-name="P12"><text:span text:style-name="T1"><text:s/></text:span>(47 28 23 32 <text:s/>3 26 <text:s/>1))</text:p>
      <text:p text:style-name="P12">Nodes created: &lt;293576&gt;</text:p>
      <text:p text:style-name="P12"/>
      <text:p text:style-name="P17">It seems like for some combinations (n, position), all three implementations will meet some trouble.</text:p>
      <text:p text:style-name="P17"/>
      <text:p text:style-name="P17">Yet it is very easy for them (2nd and 3rd) in this case:</text:p>
      <text:p text:style-name="P17"/>
      <text:p text:style-name="P12">(displayln "kt-depth-first:")</text:p>
      <text:p text:style-name="P12">(kt-depth-first '(2 2) 8 10000000)</text:p>
      <text:p text:style-name="P12">(display "\n\n")</text:p>
      <text:p text:style-name="P12">(displayln "kt-best-first-hquad:")</text:p>
      <text:p text:style-name="P12">(kt-best-first-hquad '(6 3) 8 1000000)</text:p>
      <text:p text:style-name="P12">(display "\n\n")</text:p>
      <text:p text:style-name="P12">(displayln "kt-best-first-h:")</text:p>
      <text:p text:style-name="P12">(kt-best-first-h '(6 6) 8 1000000)</text:p>
      <text:p text:style-name="P12"/>
      <text:p text:style-name="P12">Result:</text:p>
      <text:p text:style-name="P12"/>
      <text:p text:style-name="P12">kt-depth-first:</text:p>
      <text:p text:style-name="P12">Maximum trials reached!</text:p>
      <text:p text:style-name="P12"/>
      <text:p text:style-name="P12">kt-best-first-hquad:</text:p>
      <text:p text:style-name="P12">((26 11 48 55 28 13 32 35)</text:p>
      <text:p text:style-name="P12"><text:span text:style-name="T1"><text:s/></text:span>(47 54 27 12 49 34 29 14)</text:p>
      <text:p text:style-name="P12"><text:span text:style-name="T1"><text:s/></text:span>(10 25 46 51 56 31 36 33)</text:p>
      <text:p text:style-name="P12"><text:span text:style-name="T1"><text:s/></text:span>(53 58 63 60 45 50 15 30)</text:p>
      <text:p text:style-name="P12"><text:span text:style-name="T1"><text:s/></text:span>(24 <text:s/>9 52 57 64 61 44 37)</text:p>
      <text:p text:style-name="P12"><text:span text:style-name="T1"><text:s/></text:span>( 3 <text:s/>6 59 62 43 40 19 16)</text:p>
      <text:p text:style-name="P12"><text:span text:style-name="T1"><text:s/></text:span>( 8 23 <text:s/>4 <text:s/>1 18 21 38 41)</text:p>
      <text:p text:style-name="P12"><text:span text:style-name="T1"><text:s/></text:span>( 5 <text:s/>2 <text:s/>7 22 39 42 17 20))</text:p>
      <text:p text:style-name="P12">Nodes created: &lt;306&gt;</text:p>
      <text:p text:style-name="P12"/>
      <text:p text:style-name="P12">kt-best-first-h:</text:p>
      <text:p text:style-name="P12">((43 10 61 64 21 12 23 58)</text:p>
      <text:p text:style-name="P12"><text:span text:style-name="T1"><text:s/></text:span>(62 55 42 11 60 57 20 13)</text:p>
      <text:p text:style-name="P12"><text:soft-page-break/><text:span text:style-name="T1"><text:s/></text:span>( 9 44 63 56 41 22 59 24)</text:p>
      <text:p text:style-name="P12"><text:span text:style-name="T1"><text:s/></text:span>(54 39 48 45 52 33 14 19)</text:p>
      <text:p text:style-name="P12"><text:span text:style-name="T1"><text:s/></text:span>(49 <text:s/>8 53 40 47 18 25 34)</text:p>
      <text:p text:style-name="P12"><text:span text:style-name="T1"><text:s/></text:span>(38 <text:s/>5 46 51 32 35 28 15)</text:p>
      <text:p text:style-name="P12"><text:span text:style-name="T1"><text:s/></text:span>( 7 50 <text:s/>3 36 17 30 <text:s/>1 26)</text:p>
      <text:p text:style-name="P12"><text:span text:style-name="T1"><text:s/></text:span>( 4 37 <text:s/>6 31 <text:s/>2 27 16 29))</text:p>
      <text:p text:style-name="P12">Nodes created: &lt;64&gt;</text:p>
      <text:p text:style-name="P17"/>
      <text:p text:style-name="P17">When set nodes-limit to 0, the program fails to provide a result, since knight needs at least visit the square it starts tour from.</text:p>
      <text:p text:style-name="P17"/>
      <text:p text:style-name="P17">For much larger n, we will cover those cases in section 3.</text:p>
      <text:p text:style-name="P17"/>
      <text:p text:style-name="P17">In all, all of the three implementations generate the expected result as specified in the original problem.</text:p>
      <text:p text:style-name="P11"/>
      <text:p text:style-name="P9">Section 3 Analysis</text:p>
      <text:p text:style-name="P9"/>
      <text:p text:style-name="P12">To conduct the analysis efficiently, we implemented a test program which can conduct all the tests automatically; meanwhile, the write-board procedure was modified to only return the nodes-created value for test purpose. The test procedure is <text:s/>as follow: </text:p>
      <text:p text:style-name="P12"/>
      <text:list xml:id="list1493327921" text:style-name="WW8Num2">
        <text:list-item>
          <text:p text:style-name="P13">(define (kt-test n nodes-limit)</text:p>
        </text:list-item>
        <text:list-item>
          <text:p text:style-name="P13"><text:span text:style-name="T1"><text:s text:c="2"/></text:span>(define kt-depth-first-success-rate 0)</text:p>
        </text:list-item>
        <text:list-item>
          <text:p text:style-name="P13"><text:span text:style-name="T1"><text:s text:c="2"/></text:span>(define kt-depth-first-average-nodes 0)</text:p>
        </text:list-item>
        <text:list-item>
          <text:p text:style-name="P13"><text:span text:style-name="T1"><text:s text:c="2"/></text:span>(define kt-best-first-hquad-success-rate 0)</text:p>
        </text:list-item>
        <text:list-item>
          <text:p text:style-name="P13"><text:span text:style-name="T1"><text:s text:c="2"/></text:span>(define kt-best-first-hquad-average-nodes 0)</text:p>
        </text:list-item>
        <text:list-item>
          <text:p text:style-name="P13"><text:span text:style-name="T1"><text:s text:c="2"/></text:span>(define kt-best-first-h-success-rate 0)</text:p>
        </text:list-item>
        <text:list-item>
          <text:p text:style-name="P13"><text:span text:style-name="T1"><text:s text:c="2"/></text:span>(define kt-best-first-h-average-nodes 0)</text:p>
        </text:list-item>
        <text:list-item>
          <text:p text:style-name="P13"><text:span text:style-name="T1"><text:s text:c="2"/></text:span>(define r 0)</text:p>
        </text:list-item>
        <text:list-item>
          <text:p text:style-name="P13"><text:span text:style-name="T1"><text:s text:c="2"/></text:span>(define c 0)</text:p>
        </text:list-item>
        <text:list-item>
          <text:p text:style-name="P13"><text:span text:style-name="T1"><text:s text:c="2"/></text:span>(define nodes-created 0)</text:p>
        </text:list-item>
        <text:list-item>
          <text:p text:style-name="P13"><text:span text:style-name="T1"><text:s text:c="2"/></text:span>(displayln "############################################")</text:p>
        </text:list-item>
        <text:list-item>
          <text:p text:style-name="P13"><text:span text:style-name="T1"><text:s text:c="2"/></text:span>(display "Test cases when n = ")</text:p>
        </text:list-item>
        <text:list-item>
          <text:p text:style-name="P13"><text:span text:style-name="T1"><text:s text:c="2"/></text:span>(displayln n)</text:p>
        </text:list-item>
        <text:list-item>
          <text:p text:style-name="P13"><text:span text:style-name="T1"><text:s text:c="2"/></text:span>(for ([i (in-range 10)])<text:span text:style-name="T1"> <text:s text:c="57"/>;ten tests</text:span></text:p>
        </text:list-item>
        <text:list-item>
          <text:p text:style-name="P13"><text:span text:style-name="T1"><text:s text:c="4"/></text:span>(set! r (random n))<text:span text:style-name="T1"> <text:tab/><text:tab/><text:tab/><text:tab/><text:tab/><text:tab/><text:tab/> <text:s text:c="4"/>;randomly pick up r</text:span></text:p>
        </text:list-item>
        <text:list-item>
          <text:p text:style-name="P13"><text:span text:style-name="T1"><text:s text:c="4"/></text:span>(set! c (random n)) <text:s text:c="60"/>;randomly pick up c</text:p>
        </text:list-item>
        <text:list-item>
          <text:p text:style-name="P13"><text:span text:style-name="T1"><text:s text:c="4"/></text:span>(set! nodes-created (kt-depth-first (list r c) n nodes-limit))</text:p>
        </text:list-item>
        <text:list-item>
          <text:p text:style-name="P13"><text:span text:style-name="T1"><text:s text:c="4"/></text:span>(when (&lt; nodes-created nodes-limit) (set! kt-depth-first-success-rate (add1 kt-depth-first-success-rate)))</text:p>
        </text:list-item>
        <text:list-item>
          <text:p text:style-name="P13"><text:span text:style-name="T1"><text:s text:c="4"/></text:span>(set! kt-depth-first-average-nodes (+ kt-depth-first-average-nodes nodes-created))</text:p>
        </text:list-item>
        <text:list-item>
          <text:p text:style-name="P14"><text:s text:c="4"/></text:p>
        </text:list-item>
        <text:list-item>
          <text:p text:style-name="P13"><text:span text:style-name="T1"><text:s text:c="4"/></text:span>(set! nodes-created (kt-best-first-hquad (list r c) n nodes-limit))</text:p>
        </text:list-item>
        <text:list-item>
          <text:p text:style-name="P13"><text:span text:style-name="T1"><text:s text:c="4"/></text:span>(when (&lt; nodes-created nodes-limit) (set! kt-best-first-hquad-success-rate (add1 kt-best-first-hquad-success-rate)))</text:p>
        </text:list-item>
        <text:list-item>
          <text:p text:style-name="P13"><text:span text:style-name="T1"><text:s text:c="4"/></text:span>(set! kt-best-first-hquad-average-nodes (+ kt-best-first-hquad-average-nodes nodes-created))</text:p>
        </text:list-item>
        <text:list-item>
          <text:p text:style-name="P14"><text:s text:c="6"/></text:p>
        </text:list-item>
        <text:list-item>
          <text:p text:style-name="P13"><text:span text:style-name="T1"><text:s text:c="4"/></text:span>(set! nodes-created (kt-best-first-h (list r c) n nodes-limit))</text:p>
        </text:list-item>
        <text:list-item>
          <text:p text:style-name="P13"><text:span text:style-name="T1"><text:s text:c="4"/></text:span>(when (&lt; nodes-created nodes-limit) (set! kt-best-first-h-success-rate (add1 kt-best-first-h-success-rate)))</text:p>
        </text:list-item>
        <text:list-item>
          <text:p text:style-name="P13"><text:span text:style-name="T1"><text:s text:c="4"/></text:span>(set! kt-best-first-h-average-nodes (+ kt-best-first-h-average-nodes nodes-created)))</text:p>
        </text:list-item>
        <text:list-item>
          <text:p text:style-name="P14"><text:s text:c="2"/></text:p>
        </text:list-item>
        <text:list-item>
          <text:p text:style-name="P13"><text:span text:style-name="T1"><text:s text:c="2"/></text:span>(set! kt-depth-first-average-nodes (/ kt-depth-first-average-nodes 10))</text:p>
        </text:list-item>
        <text:list-item>
          <text:p text:style-name="P13"><text:span text:style-name="T1"><text:s text:c="2"/></text:span>(set! kt-best-first-hquad-average-nodes (/ kt-best-first-hquad-average-nodes 10))</text:p>
        </text:list-item>
        <text:list-item>
          <text:p text:style-name="P13"><text:span text:style-name="T1"><text:s text:c="2"/></text:span>(set! kt-best-first-h-average-nodes (/ kt-best-first-h-average-nodes 10))</text:p>
        </text:list-item>
        <text:list-item>
          <text:p text:style-name="P14"><text:s text:c="2"/></text:p>
        </text:list-item>
        <text:list-item>
          <text:p text:style-name="P13"><text:span text:style-name="T1"><text:s text:c="2"/></text:span>(set! kt-depth-first-success-rate (/ kt-depth-first-success-rate 10))</text:p>
        </text:list-item>
        <text:list-item>
          <text:p text:style-name="P13"><text:span text:style-name="T1"><text:s text:c="2"/></text:span>(set! kt-best-first-hquad-success-rate (/ kt-best-first-hquad-success-rate 10))</text:p>
        </text:list-item>
        <text:list-item>
          <text:p text:style-name="P13"><text:soft-page-break/><text:span text:style-name="T1"><text:s text:c="2"/></text:span>(set! kt-best-first-h-success-rate (/ kt-best-first-h-success-rate 10))</text:p>
        </text:list-item>
        <text:list-item>
          <text:p text:style-name="P14"><text:s text:c="2"/></text:p>
        </text:list-item>
        <text:list-item>
          <text:p text:style-name="P13"><text:span text:style-name="T1"><text:s text:c="2"/></text:span>(displayln "\nFor kt-depth-first: ")</text:p>
        </text:list-item>
        <text:list-item>
          <text:p text:style-name="P13"><text:span text:style-name="T1"><text:s text:c="2"/></text:span>(display "kt-depth-first-success-rate: ")</text:p>
        </text:list-item>
        <text:list-item>
          <text:p text:style-name="P13"><text:span text:style-name="T1"><text:s text:c="2"/></text:span>(displayln kt-depth-first-success-rate)</text:p>
        </text:list-item>
        <text:list-item>
          <text:p text:style-name="P13"><text:span text:style-name="T1"><text:s text:c="2"/></text:span>(display "kt-depth-first-average-nodes/time complexity: ")</text:p>
        </text:list-item>
        <text:list-item>
          <text:p text:style-name="P13"><text:span text:style-name="T1"><text:s text:c="2"/></text:span>(displayln kt-depth-first-average-nodes)</text:p>
        </text:list-item>
        <text:list-item>
          <text:p text:style-name="P13"/>
        </text:list-item>
        <text:list-item>
          <text:p text:style-name="P13"><text:span text:style-name="T1"><text:s text:c="2"/></text:span>(displayln "\nFor kt-best-first-hquad: ")</text:p>
        </text:list-item>
        <text:list-item>
          <text:p text:style-name="P13"><text:span text:style-name="T1"><text:s text:c="2"/></text:span>(display "kt-best-first-hquad-success-rate: ")</text:p>
        </text:list-item>
        <text:list-item>
          <text:p text:style-name="P13"><text:span text:style-name="T1"><text:s text:c="2"/></text:span>(displayln kt-best-first-hquad-success-rate)</text:p>
        </text:list-item>
        <text:list-item>
          <text:p text:style-name="P13"><text:span text:style-name="T1"><text:s text:c="2"/></text:span>(display "kt-best-first-hquad-average-nodes/time complexity: ")</text:p>
        </text:list-item>
        <text:list-item>
          <text:p text:style-name="P13"><text:span text:style-name="T1"><text:s text:c="2"/></text:span>(displayln kt-best-first-hquad-average-nodes)</text:p>
        </text:list-item>
        <text:list-item>
          <text:p text:style-name="P13"/>
        </text:list-item>
        <text:list-item>
          <text:p text:style-name="P13"><text:span text:style-name="T1"><text:s text:c="2"/></text:span>(displayln "\nFor kt-best-first-h: ")</text:p>
        </text:list-item>
        <text:list-item>
          <text:p text:style-name="P13"><text:span text:style-name="T1"><text:s text:c="2"/></text:span>(display "kt-best-first-h-success-rate: ")</text:p>
        </text:list-item>
        <text:list-item>
          <text:p text:style-name="P13"><text:span text:style-name="T1"><text:s text:c="2"/></text:span>(displayln kt-best-first-h-success-rate)</text:p>
        </text:list-item>
        <text:list-item>
          <text:p text:style-name="P13"><text:span text:style-name="T1"><text:s text:c="2"/></text:span>(display "kt-best-first-h-average-nodes/time complexity: ")</text:p>
        </text:list-item>
        <text:list-item>
          <text:p text:style-name="P13"><text:span text:style-name="T1"><text:s text:c="2"/></text:span>(displayln kt-best-first-h-average-nodes))</text:p>
        </text:list-item>
      </text:list>
      <text:p text:style-name="P17"/>
      <text:p text:style-name="P11"><text:span text:style-name="T2">Run:</text:span><text:span text:style-name="T4"> </text:span></text:p>
      <text:p text:style-name="P12"/>
      <text:p text:style-name="P12">(kt-test 8 1000000)</text:p>
      <text:p text:style-name="P12">(kt-test 30 1000000)</text:p>
      <text:p text:style-name="P12">(kt-test 60 1000000)</text:p>
      <text:p text:style-name="P12">(kt-test 100 1000000)</text:p>
      <text:p text:style-name="P12">(kt-test 200 1000000)</text:p>
      <text:p text:style-name="P12"/>
      <text:p text:style-name="P17">Result:</text:p>
      <text:p text:style-name="P17"/>
      <text:p text:style-name="P12">Welcome to DrRacket, version 5.93--2014-01-29(-/f) [3m].</text:p>
      <text:p text:style-name="P12"/>
      <text:p text:style-name="P12">Language: racket.</text:p>
      <text:p text:style-name="P12"/>
      <text:p text:style-name="P12">############################################</text:p>
      <text:p text:style-name="P12"/>
      <text:p text:style-name="P12">############################################</text:p>
      <text:p text:style-name="P12"/>
      <text:p text:style-name="P12">Test cases when n = 8</text:p>
      <text:p text:style-name="P12"/>
      <text:p text:style-name="P12"/>
      <text:p text:style-name="P12"/>
      <text:p text:style-name="P12">For kt-depth-first: </text:p>
      <text:p text:style-name="P12"/>
      <text:p text:style-name="P12">kt-depth-first-success-rate: 1/10</text:p>
      <text:p text:style-name="P12"/>
      <text:p text:style-name="P12">kt-depth-first-average-nodes/time complexity: 4590738/5</text:p>
      <text:p text:style-name="P12"/>
      <text:p text:style-name="P12"/>
      <text:p text:style-name="P12"/>
      <text:p text:style-name="P12">For kt-best-first-hquad: </text:p>
      <text:p text:style-name="P12"/>
      <text:p text:style-name="P12">kt-best-first-hquad-success-rate: 1</text:p>
      <text:p text:style-name="P12"/>
      <text:p text:style-name="P12">kt-best-first-hquad-average-nodes/time complexity: 1457/10</text:p>
      <text:p text:style-name="P12"/>
      <text:p text:style-name="P12"><text:soft-page-break/></text:p>
      <text:p text:style-name="P12"/>
      <text:p text:style-name="P12">For kt-best-first-h: </text:p>
      <text:p text:style-name="P12"/>
      <text:p text:style-name="P12">kt-best-first-h-success-rate: 1</text:p>
      <text:p text:style-name="P12"/>
      <text:p text:style-name="P12">kt-best-first-h-average-nodes/time complexity: 64</text:p>
      <text:p text:style-name="P12"/>
      <text:p text:style-name="P12">############################################</text:p>
      <text:p text:style-name="P12"/>
      <text:p text:style-name="P12">Test cases when n = 30</text:p>
      <text:p text:style-name="P12"/>
      <text:p text:style-name="P12"/>
      <text:p text:style-name="P12"/>
      <text:p text:style-name="P12">For kt-depth-first: </text:p>
      <text:p text:style-name="P12"/>
      <text:p text:style-name="P12">kt-depth-first-success-rate: 0</text:p>
      <text:p text:style-name="P12"/>
      <text:p text:style-name="P12">kt-depth-first-average-nodes/time complexity: 1000000</text:p>
      <text:p text:style-name="P12"/>
      <text:p text:style-name="P12"/>
      <text:p text:style-name="P12"/>
      <text:p text:style-name="P12">For kt-best-first-hquad: </text:p>
      <text:p text:style-name="P12"/>
      <text:p text:style-name="P12">kt-best-first-hquad-success-rate: 9/10</text:p>
      <text:p text:style-name="P12"/>
      <text:p text:style-name="P12">kt-best-first-hquad-average-nodes/time complexity: 219365/2</text:p>
      <text:p text:style-name="P12"/>
      <text:p text:style-name="P12"/>
      <text:p text:style-name="P12"/>
      <text:p text:style-name="P12">For kt-best-first-h: </text:p>
      <text:p text:style-name="P12"/>
      <text:p text:style-name="P12">kt-best-first-h-success-rate: 1</text:p>
      <text:p text:style-name="P12"/>
      <text:p text:style-name="P12">kt-best-first-h-average-nodes/time complexity: 900</text:p>
      <text:p text:style-name="P12"/>
      <text:p text:style-name="P12">############################################</text:p>
      <text:p text:style-name="P12"/>
      <text:p text:style-name="P12">Test cases when n = 60</text:p>
      <text:p text:style-name="P12"/>
      <text:p text:style-name="P12"/>
      <text:p text:style-name="P12"/>
      <text:p text:style-name="P12">For kt-depth-first: </text:p>
      <text:p text:style-name="P12"/>
      <text:p text:style-name="P12">kt-depth-first-success-rate: 0</text:p>
      <text:p text:style-name="P12"/>
      <text:p text:style-name="P12">kt-depth-first-average-nodes/time complexity: 1000000</text:p>
      <text:p text:style-name="P12"/>
      <text:p text:style-name="P12"/>
      <text:p text:style-name="P12"/>
      <text:p text:style-name="P12">For kt-best-first-hquad: </text:p>
      <text:p text:style-name="P12"/>
      <text:p text:style-name="P12">kt-best-first-hquad-success-rate: 4/5</text:p>
      <text:p text:style-name="P12"/>
      <text:p text:style-name="P12">kt-best-first-hquad-average-nodes/time complexity: 2031059/10</text:p>
      <text:p text:style-name="P12"/>
      <text:p text:style-name="P12"><text:soft-page-break/></text:p>
      <text:p text:style-name="P12"/>
      <text:p text:style-name="P12">For kt-best-first-h: </text:p>
      <text:p text:style-name="P12"/>
      <text:p text:style-name="P12">kt-best-first-h-success-rate: 9/10</text:p>
      <text:p text:style-name="P12"/>
      <text:p text:style-name="P12">kt-best-first-h-average-nodes/time complexity: 103240</text:p>
      <text:p text:style-name="P12"/>
      <text:p text:style-name="P12">############################################</text:p>
      <text:p text:style-name="P12"/>
      <text:p text:style-name="P12">Test cases when n = 100</text:p>
      <text:p text:style-name="P12"/>
      <text:p text:style-name="P12"/>
      <text:p text:style-name="P12"/>
      <text:p text:style-name="P12">For kt-depth-first: </text:p>
      <text:p text:style-name="P12"/>
      <text:p text:style-name="P12">kt-depth-first-success-rate: 0</text:p>
      <text:p text:style-name="P12"/>
      <text:p text:style-name="P12">kt-depth-first-average-nodes/time complexity: 1000000</text:p>
      <text:p text:style-name="P12"/>
      <text:p text:style-name="P12"/>
      <text:p text:style-name="P12"/>
      <text:p text:style-name="P12">For kt-best-first-hquad: </text:p>
      <text:p text:style-name="P12"/>
      <text:p text:style-name="P12">kt-best-first-hquad-success-rate: 3/5</text:p>
      <text:p text:style-name="P12"/>
      <text:p text:style-name="P12">kt-best-first-hquad-average-nodes/time complexity: 4407713/10</text:p>
      <text:p text:style-name="P12"/>
      <text:p text:style-name="P12"/>
      <text:p text:style-name="P12"/>
      <text:p text:style-name="P12">For kt-best-first-h: </text:p>
      <text:p text:style-name="P12"/>
      <text:p text:style-name="P12">kt-best-first-h-success-rate: 3/5</text:p>
      <text:p text:style-name="P12"/>
      <text:p text:style-name="P12">kt-best-first-h-average-nodes/time complexity: 406000</text:p>
      <text:p text:style-name="P12"/>
      <text:p text:style-name="P12">############################################</text:p>
      <text:p text:style-name="P12"/>
      <text:p text:style-name="P12">Test cases when n = 200</text:p>
      <text:p text:style-name="P12"/>
      <text:p text:style-name="P12"/>
      <text:p text:style-name="P12"/>
      <text:p text:style-name="P12">For kt-depth-first: </text:p>
      <text:p text:style-name="P12"/>
      <text:p text:style-name="P12">kt-depth-first-success-rate: 0</text:p>
      <text:p text:style-name="P12"/>
      <text:p text:style-name="P12">kt-depth-first-average-nodes/time complexity: 1000000</text:p>
      <text:p text:style-name="P12"/>
      <text:p text:style-name="P12"/>
      <text:p text:style-name="P12"/>
      <text:p text:style-name="P12">For kt-best-first-hquad: </text:p>
      <text:p text:style-name="P12"/>
      <text:p text:style-name="P12">kt-best-first-hquad-success-rate: 2/5</text:p>
      <text:p text:style-name="P12"/>
      <text:p text:style-name="P12">kt-best-first-hquad-average-nodes/time complexity: 6164877/10</text:p>
      <text:p text:style-name="P12"/>
      <text:p text:style-name="P12"><text:soft-page-break/></text:p>
      <text:p text:style-name="P12"/>
      <text:p text:style-name="P12">For kt-best-first-h: </text:p>
      <text:p text:style-name="P12"/>
      <text:p text:style-name="P12">kt-best-first-h-success-rate: 3/5</text:p>
      <text:p text:style-name="P12"/>
      <text:p text:style-name="P12">kt-best-first-h-average-nodes/time complexity: 424000</text:p>
      <text:p text:style-name="P12"/>
      <text:p text:style-name="P2"/>
      <text:p text:style-name="P17"/>
      <text:p text:style-name="P17"/>
      <text:p text:style-name="P15">Formulate it as <text:s/>a tabular form:</text:p>
      <text:p text:style-name="P9"/>
      <text:p text:style-name="P9"><text:s text:c="6"/></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22"/>
          </table:table-cell>
          <table:table-cell table:style-name="Table1.A1" office:value-type="string">
            <text:p text:style-name="P22">kt-depth-first</text:p>
          </table:table-cell>
          <table:table-cell table:style-name="Table1.A1" office:value-type="string">
            <text:p text:style-name="P22">kt-best-first-hquad</text:p>
          </table:table-cell>
          <table:table-cell table:style-name="Table1.D1" office:value-type="string">
            <text:p text:style-name="P22">Kt-best-first-h (Warnsdorff's Rule)</text:p>
          </table:table-cell>
        </table:table-row>
        <table:table-row>
          <table:table-cell table:style-name="Table1.A2" office:value-type="string">
            <text:p text:style-name="P22">Success rate (n = 8)</text:p>
          </table:table-cell>
          <table:table-cell table:style-name="Table1.A2" office:value-type="string">
            <text:p text:style-name="P22">1/10</text:p>
          </table:table-cell>
          <table:table-cell table:style-name="Table1.A2" office:value-type="string">
            <text:p text:style-name="P22">1 </text:p>
          </table:table-cell>
          <table:table-cell table:style-name="Table1.D2" office:value-type="string">
            <text:p text:style-name="P22">1</text:p>
          </table:table-cell>
        </table:table-row>
        <table:table-row>
          <table:table-cell table:style-name="Table1.A2" office:value-type="string">
            <text:p text:style-name="P22">Average-number of nodes</text:p>
          </table:table-cell>
          <table:table-cell table:style-name="Table1.A2" office:value-type="string">
            <text:p text:style-name="P22">918147</text:p>
          </table:table-cell>
          <table:table-cell table:style-name="Table1.A2" office:value-type="string">
            <text:p text:style-name="P22">146</text:p>
          </table:table-cell>
          <table:table-cell table:style-name="Table1.D2" office:value-type="string">
            <text:p text:style-name="P22">64</text:p>
          </table:table-cell>
        </table:table-row>
        <table:table-row>
          <table:table-cell table:style-name="Table1.A2" office:value-type="string">
            <text:p text:style-name="P22">Success rate (n = 30)</text:p>
          </table:table-cell>
          <table:table-cell table:style-name="Table1.A2" office:value-type="string">
            <text:p text:style-name="P22">0</text:p>
          </table:table-cell>
          <table:table-cell table:style-name="Table1.A2" office:value-type="string">
            <text:p text:style-name="P22">9/10</text:p>
          </table:table-cell>
          <table:table-cell table:style-name="Table1.D2" office:value-type="string">
            <text:p text:style-name="P22">1</text:p>
          </table:table-cell>
        </table:table-row>
        <table:table-row>
          <table:table-cell table:style-name="Table1.A2" office:value-type="string">
            <text:p text:style-name="P22">Average-number of nodes</text:p>
          </table:table-cell>
          <table:table-cell table:style-name="Table1.A2" office:value-type="string">
            <text:p text:style-name="P22">1000000</text:p>
          </table:table-cell>
          <table:table-cell table:style-name="Table1.A2" office:value-type="string">
            <text:p text:style-name="P22">109682</text:p>
          </table:table-cell>
          <table:table-cell table:style-name="Table1.D2" office:value-type="string">
            <text:p text:style-name="P22">900</text:p>
          </table:table-cell>
        </table:table-row>
        <table:table-row>
          <table:table-cell table:style-name="Table1.A2" office:value-type="string">
            <text:p text:style-name="P22">Success rate (n = 60) </text:p>
          </table:table-cell>
          <table:table-cell table:style-name="Table1.A2" office:value-type="string">
            <text:p text:style-name="P22">0</text:p>
          </table:table-cell>
          <table:table-cell table:style-name="Table1.A2" office:value-type="string">
            <text:p text:style-name="P22">8/10</text:p>
          </table:table-cell>
          <table:table-cell table:style-name="Table1.D2" office:value-type="string">
            <text:p text:style-name="P22">9/10</text:p>
          </table:table-cell>
        </table:table-row>
        <table:table-row>
          <table:table-cell table:style-name="Table1.A2" office:value-type="string">
            <text:p text:style-name="P22">Average-number of nodes</text:p>
          </table:table-cell>
          <table:table-cell table:style-name="Table1.A2" office:value-type="string">
            <text:p text:style-name="P22">1000000</text:p>
          </table:table-cell>
          <table:table-cell table:style-name="Table1.A2" office:value-type="string">
            <text:p text:style-name="P22">203106</text:p>
          </table:table-cell>
          <table:table-cell table:style-name="Table1.D2" office:value-type="string">
            <text:p text:style-name="P22">103240</text:p>
          </table:table-cell>
        </table:table-row>
        <table:table-row>
          <table:table-cell table:style-name="Table1.A2" office:value-type="string">
            <text:p text:style-name="P22">Success rate (n = 100)</text:p>
          </table:table-cell>
          <table:table-cell table:style-name="Table1.A2" office:value-type="string">
            <text:p text:style-name="P22">0</text:p>
          </table:table-cell>
          <table:table-cell table:style-name="Table1.A2" office:value-type="string">
            <text:p text:style-name="P22">6/10</text:p>
          </table:table-cell>
          <table:table-cell table:style-name="Table1.D2" office:value-type="string">
            <text:p text:style-name="P22">6/10</text:p>
          </table:table-cell>
        </table:table-row>
        <table:table-row>
          <table:table-cell table:style-name="Table1.A2" office:value-type="string">
            <text:p text:style-name="P22">Average-number of nodes</text:p>
          </table:table-cell>
          <table:table-cell table:style-name="Table1.A2" office:value-type="string">
            <text:p text:style-name="P22">1000000</text:p>
          </table:table-cell>
          <table:table-cell table:style-name="Table1.A2" office:value-type="string">
            <text:p text:style-name="P22">440771</text:p>
          </table:table-cell>
          <table:table-cell table:style-name="Table1.D2" office:value-type="string">
            <text:p text:style-name="P22">406000</text:p>
          </table:table-cell>
        </table:table-row>
        <table:table-row>
          <table:table-cell table:style-name="Table1.A2" office:value-type="string">
            <text:p text:style-name="P22">Success rate (n = 200)</text:p>
          </table:table-cell>
          <table:table-cell table:style-name="Table1.A2" office:value-type="string">
            <text:p text:style-name="P22">0</text:p>
          </table:table-cell>
          <table:table-cell table:style-name="Table1.A2" office:value-type="string">
            <text:p text:style-name="P22">4/10</text:p>
          </table:table-cell>
          <table:table-cell table:style-name="Table1.D2" office:value-type="string">
            <text:p text:style-name="P22">6/10</text:p>
          </table:table-cell>
        </table:table-row>
        <table:table-row>
          <table:table-cell table:style-name="Table1.A2" office:value-type="string">
            <text:p text:style-name="P22">Average-number of nodes</text:p>
          </table:table-cell>
          <table:table-cell table:style-name="Table1.A2" office:value-type="string">
            <text:p text:style-name="P22">1000000</text:p>
          </table:table-cell>
          <table:table-cell table:style-name="Table1.A2" office:value-type="string">
            <text:p text:style-name="P22">616488</text:p>
          </table:table-cell>
          <table:table-cell table:style-name="Table1.D2" office:value-type="string">
            <text:p text:style-name="P22">424000</text:p>
          </table:table-cell>
        </table:table-row>
      </table:table>
      <text:p text:style-name="P15"/>
      <text:p text:style-name="P21"/>
      <text:p text:style-name="P18"><text:span text:style-name="T4">Some basic facts we can see directly from this table is that both of the implementations with heuristic have much higher success rate than the naive depth first method, and the nodes created (denoting the time complexity) are much smaller.</text:span></text:p>
      <text:p text:style-name="P18"/>
      <text:p text:style-name="P17">Time Complexity Analysis: </text:p>
      <text:p text:style-name="P17"/>
      <text:p text:style-name="P12">To better illustrate the analysis, let b denotes the maximum branching factor of the search tree;</text:p>
      <text:p text:style-name="P12"><text:s text:c="51"/>let d denotes the depth of the least-cost solution;</text:p>
      <text:p text:style-name="P12"><text:s text:c="51"/>let m denotes maximum depth of the state space.</text:p>
      <text:p text:style-name="P12"/>
      <text:p text:style-name="P12">In this Knight Tour problem, we can recognize b as 8 (there are at most 8 possible moves to go); d as n*2 (need to traverse the board); and m is not infinite, but is exponentially large (grows with n).</text:p>
      <text:p text:style-name="P12"/>
      <text:p text:style-name="P12">Given that, in the depth-first search, as the result have shown, it has a very poor performance with a time complexity <text:span text:style-name="T2">Big-O(b^m)</text:span>, namely <text:span text:style-name="T2">O(8^m)</text:span>, where m grows exponentially with n. That is why it fails to find a solution within a node-limit (even this limit is much larger than d).</text:p>
      <text:p text:style-name="P12"/>
      <text:p text:style-name="P12">However, with good heuristics, we can have much better performance:</text:p>
      <text:p text:style-name="P12"/>
      <text:p text:style-name="P12">For kt-best-first-hquad, the time-complexity is reduced to <text:span text:style-name="T2">O(cd) = O(cn^2) </text:span>with <text:span text:style-name="T2">a large constant factor c</text:span>;</text:p>
      <text:p text:style-name="P12"/>
      <text:p text:style-name="P12">For kt-best-first-h, <text:s/>the time-complexity is reduced to <text:span text:style-name="T2">O(cd) = O(cn^2) </text:span>with <text:span text:style-name="T2">a large constant factor c </text:span>(but smaller than the one in kt-best-first-hquad);</text:p>
      <text:p text:style-name="P12"><text:soft-page-break/>Meanwhile, we also notice from the test cases results that the performance with heuristic implementations were not very stable—sometimes they would also fail resulting in a bad time-complexity. This is also understandable though: given a very large chess board and starts from aroung the middle of the chessboard, even the heuristic may walk away from the “correct” direction (getting closer to the border in our case)</text:p>
      <text:p text:style-name="P12"/>
      <text:p text:style-name="P12">Thus, we can conclude: when the solution is dense, naive depth-first method is tolerable; but in more general cases, we need good heuristic functions to dramatically reduce the search cost. And as it has shown in this research, a good heuristic makes a great difference in time complex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sans-serif" svg:font-family="sans-serif"/>
    <style:font-face style:name="DejaVu Sans Mono" svg:font-family="'DejaVu Sans Mono'" style:font-family-generic="modern"/>
    <style:font-face style:name="Lohit Hindi2" svg:font-family="'Lohit Hindi'" style:font-family-generic="modern"/>
    <style:font-face style:name="WenQuanYi Zen Hei Mono" svg:font-family="'WenQuanYi Zen Hei Mono'" style:font-family-generic="modern"/>
    <style:font-face style:name="Lohit Hindi3"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en" fo:country="CA" style:letter-kerning="true" style:font-name-asian="WenQuanYi Zen Hei1" style:font-size-asian="12pt" style:language-asian="zh" style:country-asian="CN" style:font-name-complex="Lohit Hindi3"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1" style:font-size-asian="14pt" style:font-name-complex="Lohit Hindi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bsatz-Standardschriftart" style:family="text"/>
    <style:style style:name="WW-Absatz-Standardschriftart" style:family="text"/>
    <style:style style:name="WW-Absatz-Standardschriftart1" style:family="text"/>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space" fo:text-indent="-0.635cm" fo:margin-left="1.27cm"/>
        </style:list-level-properties>
      </text:list-level-style-number>
      <text:list-level-style-number text:level="2" style:num-format="1">
        <style:list-level-properties text:list-level-position-and-space-mode="label-alignment">
          <style:list-level-label-alignment text:label-followed-by="space" fo:text-indent="-0.635cm" fo:margin-left="1.905cm"/>
        </style:list-level-properties>
      </text:list-level-style-number>
      <text:list-level-style-number text:level="3" style:num-format="1">
        <style:list-level-properties text:list-level-position-and-space-mode="label-alignment">
          <style:list-level-label-alignment text:label-followed-by="space" fo:text-indent="-0.635cm" fo:margin-left="2.54cm"/>
        </style:list-level-properties>
      </text:list-level-style-number>
      <text:list-level-style-number text:level="4" style:num-format="1">
        <style:list-level-properties text:list-level-position-and-space-mode="label-alignment">
          <style:list-level-label-alignment text:label-followed-by="space" fo:text-indent="-0.635cm" fo:margin-left="3.175cm"/>
        </style:list-level-properties>
      </text:list-level-style-number>
      <text:list-level-style-number text:level="5" style:num-format="1">
        <style:list-level-properties text:list-level-position-and-space-mode="label-alignment">
          <style:list-level-label-alignment text:label-followed-by="space" fo:text-indent="-0.635cm" fo:margin-left="3.81cm"/>
        </style:list-level-properties>
      </text:list-level-style-number>
      <text:list-level-style-number text:level="6" style:num-format="1">
        <style:list-level-properties text:list-level-position-and-space-mode="label-alignment">
          <style:list-level-label-alignment text:label-followed-by="space" fo:text-indent="-0.635cm" fo:margin-left="4.445cm"/>
        </style:list-level-properties>
      </text:list-level-style-number>
      <text:list-level-style-number text:level="7" style:num-format="1">
        <style:list-level-properties text:list-level-position-and-space-mode="label-alignment">
          <style:list-level-label-alignment text:label-followed-by="space" fo:text-indent="-0.635cm" fo:margin-left="5.08cm"/>
        </style:list-level-properties>
      </text:list-level-style-number>
      <text:list-level-style-number text:level="8" style:num-format="1">
        <style:list-level-properties text:list-level-position-and-space-mode="label-alignment">
          <style:list-level-label-alignment text:label-followed-by="space" fo:text-indent="-0.635cm" fo:margin-left="5.715cm"/>
        </style:list-level-properties>
      </text:list-level-style-number>
      <text:list-level-style-number text:level="9"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953cm" fo:margin-right="0cm" fo:text-indent="0cm" style:auto-text-indent="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002cm" fo:margin-bottom="0.887cm" style:dynamic-spacing="true"/>
      </style:header-style>
      <style:footer-style>
        <style:header-footer-properties fo:min-height="0.73cm" fo:margin-top="0.631cm" style:dynamic-spacing="true"/>
      </style:footer-style>
    </style:page-layout>
    <style:page-layout style:name="Mpm2">
      <style:page-layout-properties fo:page-width="21.59cm" fo:page-height="27.94cm" style:num-format="1" style:print-orientation="portrait" fo:margin-top="2.986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page-number text:select-page="current">13</text:page-numbe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f </meta:initial-creator>
    <meta:creation-date>2014-02-16T17:58:54</meta:creation-date>
    <dc:creator>dif </dc:creator>
    <dc:date>2014-02-17T11:06:09</dc:date>
    <meta:editing-cycles>27</meta:editing-cycles>
    <meta:editing-duration>PT4H27M28S</meta:editing-duration>
    <meta:generator>LibreOffice/3.5$Linux_X86_64 LibreOffice_project/350m1$Build-2</meta:generator>
    <meta:document-statistic meta:table-count="1" meta:image-count="0" meta:object-count="0" meta:page-count="13" meta:paragraph-count="503" meta:word-count="3381" meta:character-count="25320" meta:non-whitespace-character-count="19055"/>
    <meta:user-defined meta:name="Info 1"/>
    <meta:user-defined meta:name="Info 2"/>
    <meta:user-defined meta:name="Info 3"/>
    <meta:user-defined meta:name="Info 4"/>
  </office:meta>
</office:document-meta>
</file>